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36">
      <style:table-cell-properties fo:background-color="#FFFFFF"/>
    </style:style>
    <style:style style:name="ce4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3.4660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omanda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4"/>
        <table:table-column table:style-name="co6" table:number-columns-repeated="16376" table:default-cell-style-name="ce1"/>
        <table:table-row table:style-name="ro1">
          <table:table-cell office:value-type="string" table:style-name="ce2">
            <text:p>id_comanda</text:p>
          </table:table-cell>
          <table:table-cell office:value-type="string" table:style-name="ce2">
            <text:p>id_empleado_mozo</text:p>
          </table:table-cell>
          <table:table-cell office:value-type="string" table:style-name="ce2">
            <text:p>id_cliente</text:p>
          </table:table-cell>
          <table:table-cell office:value-type="string" table:style-name="ce2">
            <text:p>id_encuesta</text:p>
          </table:table-cell>
          <table:table-cell office:value-type="string" table:style-name="ce2">
            <text:p>id_mesa</text:p>
          </table:table-cell>
          <table:table-cell office:value-type="string" table:style-name="ce2">
            <text:p>id_estado_comanda</text:p>
          </table:table-cell>
          <table:table-cell office:value-type="string" table:style-name="ce2">
            <text:p>entregado_a_tiempo</text:p>
          </table:table-cell>
          <table:table-cell office:value-type="string" table:style-name="ce3">
            <text:p>fecha_comand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1T00:00:00" table:style-name="ce4">
            <text:p>2019-0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1T00:00:00" table:style-name="ce4">
            <text:p>2019-10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1T00:00:00" table:style-name="ce4">
            <text:p>2019-10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1T00:00:00" table:style-name="ce4">
            <text:p>2019-10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1T00:00:00" table:style-name="ce4">
            <text:p>2019-10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1T00:00:00" table:style-name="ce4">
            <text:p>2019-10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1T00:00:00" table:style-name="ce4">
            <text:p>2019-11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1T00:00:00" table:style-name="ce4">
            <text:p>2019-1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1T00:00:00" table:style-name="ce4">
            <text:p>2019-1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1T00:00:00" table:style-name="ce4">
            <text:p>2019-1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1T00:00:00" table:style-name="ce4">
            <text:p>2019-1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1T00:00:00" table:style-name="ce4">
            <text:p>2019-1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1T00:00:00" table:style-name="ce4">
            <text:p>2019-02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1T00:00:00" table:style-name="ce4">
            <text:p>2019-03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1T00:00:00" table:style-name="ce4">
            <text:p>2019-03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1T00:00:00" table:style-name="ce4">
            <text:p>2019-03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1T00:00:00" table:style-name="ce4">
            <text:p>2019-03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1T00:00:00" table:style-name="ce4">
            <text:p>2019-04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5-01T00:00:00" table:style-name="ce4">
            <text:p>2019-05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5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1T00:00:00" table:style-name="ce4">
            <text:p>2019-06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1T00:00:00" table:style-name="ce4">
            <text:p>2019-07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1T00:00:00" table:style-name="ce4">
            <text:p>2019-07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1T00:00:00" table:style-name="ce4">
            <text:p>2019-07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1T00:00:00" table:style-name="ce4">
            <text:p>2019-07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1T00:00:00" table:style-name="ce4">
            <text:p>2019-07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1T00:00:00" table:style-name="ce4">
            <text:p>2019-08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1T00:00:00" table:style-name="ce4">
            <text:p>2019-09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1T00:00:00" table:style-name="ce4">
            <text:p>2019-09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1T00:00:00" table:style-name="ce4">
            <text:p>2019-09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1T00:00:00" table:style-name="ce4">
            <text:p>2019-09-0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0T00:00:00" table:style-name="ce4">
            <text:p>2019-0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0T00:00:00" table:style-name="ce4">
            <text:p>2019-0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7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0T00:00:00" table:style-name="ce4">
            <text:p>2019-0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0T00:00:00" table:style-name="ce4">
            <text:p>2019-0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0T00:00:00" table:style-name="ce4">
            <text:p>2019-10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0T00:00:00" table:style-name="ce4">
            <text:p>2019-10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0T00:00:00" table:style-name="ce4">
            <text:p>2019-10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0T00:00:00" table:style-name="ce4">
            <text:p>2019-10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0T00:00:00" table:style-name="ce4">
            <text:p>2019-11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0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0T00:00:00" table:style-name="ce4">
            <text:p>2019-1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0T00:00:00" table:style-name="ce4">
            <text:p>2019-0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0T00:00:00" table:style-name="ce4">
            <text:p>2019-02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0T00:00:00" table:style-name="ce4">
            <text:p>2019-03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0T00:00:00" table:style-name="ce4">
            <text:p>2019-04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0T00:00:00" table:style-name="ce4">
            <text:p>2019-04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18" table:style-name="ce1">
            <text:p>11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0T00:00:00" table:style-name="ce4">
            <text:p>2019-04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0T00:00:00" table:style-name="ce4">
            <text:p>2019-04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0T00:00:00" table:style-name="ce4">
            <text:p>2019-04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0T00:00:00" table:style-name="ce4">
            <text:p>2019-05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0T00:00:00" table:style-name="ce4">
            <text:p>2019-05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0T00:00:00" table:style-name="ce4">
            <text:p>2019-05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0T00:00:00" table:style-name="ce4">
            <text:p>2019-06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0T00:00:00" table:style-name="ce4">
            <text:p>2019-07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0T00:00:00" table:style-name="ce4">
            <text:p>2019-08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0T00:00:00" table:style-name="ce4">
            <text:p>2019-08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0T00:00:00" table:style-name="ce4">
            <text:p>2019-08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0:00:00" table:style-name="ce4">
            <text:p>2019-09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9</text:p>
          </table:table-cell>
          <table:table-cell office:value-type="float" office:value="144" table:style-name="ce1">
            <text:p>14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0:00:00" table:style-name="ce4">
            <text:p>2019-09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0:00:00" table:style-name="ce4">
            <text:p>2019-09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0:00:00" table:style-name="ce4">
            <text:p>2019-09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0T00:00:00" table:style-name="ce4">
            <text:p>2019-09-1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54" table:style-name="ce1">
            <text:p>15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1T00:00:00" table:style-name="ce4">
            <text:p>2019-0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1T00:00:00" table:style-name="ce4">
            <text:p>2019-10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56" table:style-name="ce1">
            <text:p>15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1T00:00:00" table:style-name="ce4">
            <text:p>2019-11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1T00:00:00" table:style-name="ce4">
            <text:p>2019-1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1T00:00:00" table:style-name="ce4">
            <text:p>2019-1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1T00:00:00" table:style-name="ce4">
            <text:p>2019-1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1T00:00:00" table:style-name="ce4">
            <text:p>2019-1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1T00:00:00" table:style-name="ce4">
            <text:p>2019-02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7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1T00:00:00" table:style-name="ce4">
            <text:p>2019-03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3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1T00:00:00" table:style-name="ce4">
            <text:p>2019-04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1T00:00:00" table:style-name="ce4">
            <text:p>2019-05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1T00:00:00" table:style-name="ce4">
            <text:p>2019-05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1T00:00:00" table:style-name="ce4">
            <text:p>2019-05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11T00:00:00" table:style-name="ce4">
            <text:p>2019-05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96" table:style-name="ce1">
            <text:p>196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98" table:style-name="ce1">
            <text:p>19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1T00:00:00" table:style-name="ce4">
            <text:p>2019-06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1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202" table:style-name="ce1">
            <text:p>20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1T00:00:00" table:style-name="ce4">
            <text:p>2019-07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1T00:00:00" table:style-name="ce4">
            <text:p>2019-08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216" table:style-name="ce1">
            <text:p>216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6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1T00:00:00" table:style-name="ce4">
            <text:p>2019-09-1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2T00:00:00" table:style-name="ce4">
            <text:p>2019-0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2T00:00:00" table:style-name="ce4">
            <text:p>2019-10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2T00:00:00" table:style-name="ce4">
            <text:p>2019-10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2T00:00:00" table:style-name="ce4">
            <text:p>2019-10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2T00:00:00" table:style-name="ce4">
            <text:p>2019-10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231" table:style-name="ce1">
            <text:p>23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2T00:00:00" table:style-name="ce4">
            <text:p>2019-10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232" table:style-name="ce1">
            <text:p>23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2T00:00:00" table:style-name="ce4">
            <text:p>2019-1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2T00:00:00" table:style-name="ce4">
            <text:p>2019-1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12T00:00:00" table:style-name="ce4">
            <text:p>2019-1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2T00:00:00" table:style-name="ce4">
            <text:p>2019-1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12T00:00:00" table:style-name="ce4">
            <text:p>2019-11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237" table:style-name="ce1">
            <text:p>23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2T00:00:00" table:style-name="ce4">
            <text:p>2019-1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238" table:style-name="ce1">
            <text:p>23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2T00:00:00" table:style-name="ce4">
            <text:p>2019-1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239" table:style-name="ce1">
            <text:p>23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2T00:00:00" table:style-name="ce4">
            <text:p>2019-1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2T00:00:00" table:style-name="ce4">
            <text:p>2019-1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2T00:00:00" table:style-name="ce4">
            <text:p>2019-1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2T00:00:00" table:style-name="ce4">
            <text:p>2019-02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250" table:style-name="ce1">
            <text:p>250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251" table:style-name="ce1">
            <text:p>25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257" table:style-name="ce1">
            <text:p>25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2T00:00:00" table:style-name="ce4">
            <text:p>2019-03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259" table:style-name="ce1">
            <text:p>25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264" table:style-name="ce1">
            <text:p>26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2T00:00:00" table:style-name="ce4">
            <text:p>2019-04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2T00:00:00" table:style-name="ce4">
            <text:p>2019-05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2T00:00:00" table:style-name="ce4">
            <text:p>2019-05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2T00:00:00" table:style-name="ce4">
            <text:p>2019-05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268" table:style-name="ce1">
            <text:p>26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2T00:00:00" table:style-name="ce4">
            <text:p>2019-05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272" table:style-name="ce1">
            <text:p>27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279" table:style-name="ce1">
            <text:p>27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2T00:00:00" table:style-name="ce4">
            <text:p>2019-06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282" table:style-name="ce1">
            <text:p>282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286" table:style-name="ce1">
            <text:p>286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2T00:00:00" table:style-name="ce4">
            <text:p>2019-07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2T00:00:00" table:style-name="ce4">
            <text:p>2019-08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2T00:00:00" table:style-name="ce4">
            <text:p>2019-08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290" table:style-name="ce1">
            <text:p>29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2T00:00:00" table:style-name="ce4">
            <text:p>2019-08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2T00:00:00" table:style-name="ce4">
            <text:p>2019-09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2T00:00:00" table:style-name="ce4">
            <text:p>2019-09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293" table:style-name="ce1">
            <text:p>29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2T00:00:00" table:style-name="ce4">
            <text:p>2019-09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2T00:00:00" table:style-name="ce4">
            <text:p>2019-09-1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2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301" table:style-name="ce1">
            <text:p>30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302" table:style-name="ce1">
            <text:p>30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3T00:00:00" table:style-name="ce4">
            <text:p>2019-0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306" table:style-name="ce1">
            <text:p>306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309" table:style-name="ce1">
            <text:p>309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311" table:style-name="ce1">
            <text:p>31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314" table:style-name="ce1">
            <text:p>314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318" table:style-name="ce1">
            <text:p>31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3T00:00:00" table:style-name="ce4">
            <text:p>2019-10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320" table:style-name="ce1">
            <text:p>32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13T00:00:00" table:style-name="ce4">
            <text:p>2019-1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3T00:00:00" table:style-name="ce4">
            <text:p>2019-1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3T00:00:00" table:style-name="ce4">
            <text:p>2019-1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1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3T00:00:00" table:style-name="ce4">
            <text:p>2019-11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325" table:style-name="ce1">
            <text:p>32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327" table:style-name="ce1">
            <text:p>32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329" table:style-name="ce1">
            <text:p>32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3T00:00:00" table:style-name="ce4">
            <text:p>2019-1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3T00:00:00" table:style-name="ce4">
            <text:p>2019-0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3T00:00:00" table:style-name="ce4">
            <text:p>2019-0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332" table:style-name="ce1">
            <text:p>33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3T00:00:00" table:style-name="ce4">
            <text:p>2019-0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333" table:style-name="ce1">
            <text:p>33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3T00:00:00" table:style-name="ce4">
            <text:p>2019-0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3T00:00:00" table:style-name="ce4">
            <text:p>2019-02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3T00:00:00" table:style-name="ce4">
            <text:p>2019-03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3T00:00:00" table:style-name="ce4">
            <text:p>2019-04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3T00:00:00" table:style-name="ce4">
            <text:p>2019-04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3T00:00:00" table:style-name="ce4">
            <text:p>2019-04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3T00:00:00" table:style-name="ce4">
            <text:p>2019-04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3T00:00:00" table:style-name="ce4">
            <text:p>2019-04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3T00:00:00" table:style-name="ce4">
            <text:p>2019-05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3T00:00:00" table:style-name="ce4">
            <text:p>2019-05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348" table:style-name="ce1">
            <text:p>34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3T00:00:00" table:style-name="ce4">
            <text:p>2019-05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3T00:00:00" table:style-name="ce4">
            <text:p>2019-05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3T00:00:00" table:style-name="ce4">
            <text:p>2019-05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355" table:style-name="ce1">
            <text:p>35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357" table:style-name="ce1">
            <text:p>35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3T00:00:00" table:style-name="ce4">
            <text:p>2019-06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358" table:style-name="ce1">
            <text:p>35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362" table:style-name="ce1">
            <text:p>36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363" table:style-name="ce1">
            <text:p>36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365" table:style-name="ce1">
            <text:p>36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3T00:00:00" table:style-name="ce4">
            <text:p>2019-07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374" table:style-name="ce1">
            <text:p>37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3T00:00:00" table:style-name="ce4">
            <text:p>2019-08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3T00:00:00" table:style-name="ce4">
            <text:p>2019-09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3T00:00:00" table:style-name="ce4">
            <text:p>2019-09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378" table:style-name="ce1">
            <text:p>37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3T00:00:00" table:style-name="ce4">
            <text:p>2019-09-1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379" table:style-name="ce1">
            <text:p>37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380" table:style-name="ce1">
            <text:p>38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381" table:style-name="ce1">
            <text:p>38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384" table:style-name="ce1">
            <text:p>38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4T00:00:00" table:style-name="ce4">
            <text:p>2019-0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4T00:00:00" table:style-name="ce4">
            <text:p>2019-1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386" table:style-name="ce1">
            <text:p>38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4T00:00:00" table:style-name="ce4">
            <text:p>2019-11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389" table:style-name="ce1">
            <text:p>38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391" table:style-name="ce1">
            <text:p>39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393" table:style-name="ce1">
            <text:p>39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395" table:style-name="ce1">
            <text:p>39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14T00:00:00" table:style-name="ce4">
            <text:p>2019-1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3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4T00:00:00" table:style-name="ce4">
            <text:p>2019-0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4T00:00:00" table:style-name="ce4">
            <text:p>2019-0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4T00:00:00" table:style-name="ce4">
            <text:p>2019-0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4T00:00:00" table:style-name="ce4">
            <text:p>2019-02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403" table:style-name="ce1">
            <text:p>40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405" table:style-name="ce1">
            <text:p>40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4T00:00:00" table:style-name="ce4">
            <text:p>2019-03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413" table:style-name="ce1">
            <text:p>41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4T00:00:00" table:style-name="ce4">
            <text:p>2019-04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415" table:style-name="ce1">
            <text:p>41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418" table:style-name="ce1">
            <text:p>41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420" table:style-name="ce1">
            <text:p>420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421" table:style-name="ce1">
            <text:p>42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424" table:style-name="ce1">
            <text:p>424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4T00:00:00" table:style-name="ce4">
            <text:p>2019-05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431" table:style-name="ce1">
            <text:p>43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4T00:00:00" table:style-name="ce4">
            <text:p>2019-06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434" table:style-name="ce1">
            <text:p>43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4T00:00:00" table:style-name="ce4">
            <text:p>2019-07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435" table:style-name="ce1">
            <text:p>435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4T00:00:00" table:style-name="ce4">
            <text:p>2019-07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4T00:00:00" table:style-name="ce4">
            <text:p>2019-07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437" table:style-name="ce1">
            <text:p>437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4T00:00:00" table:style-name="ce4">
            <text:p>2019-08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438" table:style-name="ce1">
            <text:p>43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4T00:00:00" table:style-name="ce4">
            <text:p>2019-08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439" table:style-name="ce1">
            <text:p>43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4T00:00:00" table:style-name="ce4">
            <text:p>2019-08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440" table:style-name="ce1">
            <text:p>44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4T00:00:00" table:style-name="ce4">
            <text:p>2019-08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4T00:00:00" table:style-name="ce4">
            <text:p>2019-08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442" table:style-name="ce1">
            <text:p>44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443" table:style-name="ce1">
            <text:p>44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4T00:00:00" table:style-name="ce4">
            <text:p>2019-09-1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5T00:00:00" table:style-name="ce4">
            <text:p>2019-0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5T00:00:00" table:style-name="ce4">
            <text:p>2019-0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451" table:style-name="ce1">
            <text:p>45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5T00:00:00" table:style-name="ce4">
            <text:p>2019-0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5T00:00:00" table:style-name="ce4">
            <text:p>2019-0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453" table:style-name="ce1">
            <text:p>453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5T00:00:00" table:style-name="ce4">
            <text:p>2019-0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5T00:00:00" table:style-name="ce4">
            <text:p>2019-10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455" table:style-name="ce1">
            <text:p>45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456" table:style-name="ce1">
            <text:p>45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457" table:style-name="ce1">
            <text:p>45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459" table:style-name="ce1">
            <text:p>45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5T00:00:00" table:style-name="ce4">
            <text:p>2019-11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462" table:style-name="ce1">
            <text:p>462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464" table:style-name="ce1">
            <text:p>46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465" table:style-name="ce1">
            <text:p>46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5T00:00:00" table:style-name="ce4">
            <text:p>2019-02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467" table:style-name="ce1">
            <text:p>467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468" table:style-name="ce1">
            <text:p>46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471" table:style-name="ce1">
            <text:p>471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5T00:00:00" table:style-name="ce4">
            <text:p>2019-04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5T00:00:00" table:style-name="ce4">
            <text:p>2019-05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477" table:style-name="ce1">
            <text:p>477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5T00:00:00" table:style-name="ce4">
            <text:p>2019-05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9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5T00:00:00" table:style-name="ce4">
            <text:p>2019-05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479" table:style-name="ce1">
            <text:p>47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484" table:style-name="ce1">
            <text:p>48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5T00:00:00" table:style-name="ce4">
            <text:p>2019-06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487" table:style-name="ce1">
            <text:p>48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5T00:00:00" table:style-name="ce4">
            <text:p>2019-07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5T00:00:00" table:style-name="ce4">
            <text:p>2019-07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5T00:00:00" table:style-name="ce4">
            <text:p>2019-08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490" table:style-name="ce1">
            <text:p>49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5T00:00:00" table:style-name="ce4">
            <text:p>2019-08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5T00:00:00" table:style-name="ce4">
            <text:p>2019-08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492" table:style-name="ce1">
            <text:p>49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5T00:00:00" table:style-name="ce4">
            <text:p>2019-08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5T00:00:00" table:style-name="ce4">
            <text:p>2019-09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5T00:00:00" table:style-name="ce4">
            <text:p>2019-09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495" table:style-name="ce1">
            <text:p>49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5T00:00:00" table:style-name="ce4">
            <text:p>2019-09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5T00:00:00" table:style-name="ce4">
            <text:p>2019-09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497" table:style-name="ce1">
            <text:p>49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5T00:00:00" table:style-name="ce4">
            <text:p>2019-09-1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498" table:style-name="ce1">
            <text:p>49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4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501" table:style-name="ce1">
            <text:p>50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502" table:style-name="ce1">
            <text:p>50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6T00:00:00" table:style-name="ce4">
            <text:p>2019-0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510" table:style-name="ce1">
            <text:p>51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511" table:style-name="ce1">
            <text:p>511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512" table:style-name="ce1">
            <text:p>51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6T00:00:00" table:style-name="ce4">
            <text:p>2019-10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6T00:00:00" table:style-name="ce4">
            <text:p>2019-1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514" table:style-name="ce1">
            <text:p>51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6T00:00:00" table:style-name="ce4">
            <text:p>2019-11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515" table:style-name="ce1">
            <text:p>51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516" table:style-name="ce1">
            <text:p>51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517" table:style-name="ce1">
            <text:p>51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6T00:00:00" table:style-name="ce4">
            <text:p>2019-1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521" table:style-name="ce1">
            <text:p>52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522" table:style-name="ce1">
            <text:p>52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524" table:style-name="ce1">
            <text:p>52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525" table:style-name="ce1">
            <text:p>52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526" table:style-name="ce1">
            <text:p>52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529" table:style-name="ce1">
            <text:p>52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6T00:00:00" table:style-name="ce4">
            <text:p>2019-02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530" table:style-name="ce1">
            <text:p>53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533" table:style-name="ce1">
            <text:p>53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535" table:style-name="ce1">
            <text:p>53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6T00:00:00" table:style-name="ce4">
            <text:p>2019-03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536" table:style-name="ce1">
            <text:p>53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537" table:style-name="ce1">
            <text:p>53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541" table:style-name="ce1">
            <text:p>54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6T00:00:00" table:style-name="ce4">
            <text:p>2019-04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6T00:00:00" table:style-name="ce4">
            <text:p>2019-05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6T00:00:00" table:style-name="ce4">
            <text:p>2019-05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6T00:00:00" table:style-name="ce4">
            <text:p>2019-05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546" table:style-name="ce1">
            <text:p>54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6T00:00:00" table:style-name="ce4">
            <text:p>2019-05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6T00:00:00" table:style-name="ce4">
            <text:p>2019-05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6T00:00:00" table:style-name="ce4">
            <text:p>2019-06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549" table:style-name="ce1">
            <text:p>549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551" table:style-name="ce1">
            <text:p>55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6T00:00:00" table:style-name="ce4">
            <text:p>2019-07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560" table:style-name="ce1">
            <text:p>56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6T00:00:00" table:style-name="ce4">
            <text:p>2019-08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562" table:style-name="ce1">
            <text:p>56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569" table:style-name="ce1">
            <text:p>56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570" table:style-name="ce1">
            <text:p>57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6T00:00:00" table:style-name="ce4">
            <text:p>2019-09-1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572" table:style-name="ce1">
            <text:p>572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7T00:00:00" table:style-name="ce4">
            <text:p>2019-0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7T00:00:00" table:style-name="ce4">
            <text:p>2019-0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7T00:00:00" table:style-name="ce4">
            <text:p>2019-0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7T00:00:00" table:style-name="ce4">
            <text:p>2019-10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576" table:style-name="ce1">
            <text:p>57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7T00:00:00" table:style-name="ce4">
            <text:p>2019-10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577" table:style-name="ce1">
            <text:p>57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581" table:style-name="ce1">
            <text:p>58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582" table:style-name="ce1">
            <text:p>58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7T00:00:00" table:style-name="ce4">
            <text:p>2019-11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584" table:style-name="ce1">
            <text:p>58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585" table:style-name="ce1">
            <text:p>58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7T00:00:00" table:style-name="ce4">
            <text:p>2019-1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7T00:00:00" table:style-name="ce4">
            <text:p>2019-0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591" table:style-name="ce1">
            <text:p>59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17T00:00:00" table:style-name="ce4">
            <text:p>2019-0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592" table:style-name="ce1">
            <text:p>59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7T00:00:00" table:style-name="ce4">
            <text:p>2019-0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593" table:style-name="ce1">
            <text:p>59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7T00:00:00" table:style-name="ce4">
            <text:p>2019-0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594" table:style-name="ce1">
            <text:p>59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7T00:00:00" table:style-name="ce4">
            <text:p>2019-02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595" table:style-name="ce1">
            <text:p>59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7T00:00:00" table:style-name="ce4">
            <text:p>2019-03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596" table:style-name="ce1">
            <text:p>59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7T00:00:00" table:style-name="ce4">
            <text:p>2019-03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597" table:style-name="ce1">
            <text:p>59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7T00:00:00" table:style-name="ce4">
            <text:p>2019-03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598" table:style-name="ce1">
            <text:p>59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7T00:00:00" table:style-name="ce4">
            <text:p>2019-03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5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599" table:style-name="ce1">
            <text:p>59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7T00:00:00" table:style-name="ce4">
            <text:p>2019-03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600" table:style-name="ce1">
            <text:p>60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609" table:style-name="ce1">
            <text:p>60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610" table:style-name="ce1">
            <text:p>61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17T00:00:00" table:style-name="ce4">
            <text:p>2019-04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612" table:style-name="ce1">
            <text:p>61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613" table:style-name="ce1">
            <text:p>613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615" table:style-name="ce1">
            <text:p>61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7T00:00:00" table:style-name="ce4">
            <text:p>2019-05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620" table:style-name="ce1">
            <text:p>62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9</text:p>
          </table:table-cell>
          <table:table-cell office:value-type="float" office:value="622" table:style-name="ce1">
            <text:p>62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7T00:00:00" table:style-name="ce4">
            <text:p>2019-06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626" table:style-name="ce1">
            <text:p>62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629" table:style-name="ce1">
            <text:p>62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631" table:style-name="ce1">
            <text:p>63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7T00:00:00" table:style-name="ce4">
            <text:p>2019-07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632" table:style-name="ce1">
            <text:p>63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17T00:00:00" table:style-name="ce4">
            <text:p>2019-08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7T00:00:00" table:style-name="ce4">
            <text:p>2019-08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634" table:style-name="ce1">
            <text:p>634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7T00:00:00" table:style-name="ce4">
            <text:p>2019-08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7T00:00:00" table:style-name="ce4">
            <text:p>2019-08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636" table:style-name="ce1">
            <text:p>63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7T00:00:00" table:style-name="ce4">
            <text:p>2019-08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637" table:style-name="ce1">
            <text:p>63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7T00:00:00" table:style-name="ce4">
            <text:p>2019-09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7T00:00:00" table:style-name="ce4">
            <text:p>2019-09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7T00:00:00" table:style-name="ce4">
            <text:p>2019-09-1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640" table:style-name="ce1">
            <text:p>64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641" table:style-name="ce1">
            <text:p>64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644" table:style-name="ce1">
            <text:p>64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645" table:style-name="ce1">
            <text:p>64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8T00:00:00" table:style-name="ce4">
            <text:p>2019-0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646" table:style-name="ce1">
            <text:p>64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18T00:00:00" table:style-name="ce4">
            <text:p>2019-10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8T00:00:00" table:style-name="ce4">
            <text:p>2019-10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8T00:00:00" table:style-name="ce4">
            <text:p>2019-1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649" table:style-name="ce1">
            <text:p>64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8T00:00:00" table:style-name="ce4">
            <text:p>2019-11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651" table:style-name="ce1">
            <text:p>651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652" table:style-name="ce1">
            <text:p>65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655" table:style-name="ce1">
            <text:p>65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657" table:style-name="ce1">
            <text:p>65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661" table:style-name="ce1">
            <text:p>66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8T00:00:00" table:style-name="ce4">
            <text:p>2019-1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8T00:00:00" table:style-name="ce4">
            <text:p>2019-0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8T00:00:00" table:style-name="ce4">
            <text:p>2019-0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664" table:style-name="ce1">
            <text:p>66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8T00:00:00" table:style-name="ce4">
            <text:p>2019-0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8T00:00:00" table:style-name="ce4">
            <text:p>2019-0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666" table:style-name="ce1">
            <text:p>66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8T00:00:00" table:style-name="ce4">
            <text:p>2019-02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668" table:style-name="ce1">
            <text:p>66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670" table:style-name="ce1">
            <text:p>67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671" table:style-name="ce1">
            <text:p>67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672" table:style-name="ce1">
            <text:p>67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18T00:00:00" table:style-name="ce4">
            <text:p>2019-03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675" table:style-name="ce1">
            <text:p>675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676" table:style-name="ce1">
            <text:p>67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678" table:style-name="ce1">
            <text:p>67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18T00:00:00" table:style-name="ce4">
            <text:p>2019-04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8T00:00:00" table:style-name="ce4">
            <text:p>2019-05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8T00:00:00" table:style-name="ce4">
            <text:p>2019-05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8T00:00:00" table:style-name="ce4">
            <text:p>2019-05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8T00:00:00" table:style-name="ce4">
            <text:p>2019-06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8T00:00:00" table:style-name="ce4">
            <text:p>2019-06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18T00:00:00" table:style-name="ce4">
            <text:p>2019-06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8T00:00:00" table:style-name="ce4">
            <text:p>2019-06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689" table:style-name="ce1">
            <text:p>68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693" table:style-name="ce1">
            <text:p>693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694" table:style-name="ce1">
            <text:p>69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8T00:00:00" table:style-name="ce4">
            <text:p>2019-07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695" table:style-name="ce1">
            <text:p>69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6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701" table:style-name="ce1">
            <text:p>70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8T00:00:00" table:style-name="ce4">
            <text:p>2019-08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708" table:style-name="ce1">
            <text:p>70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8T00:00:00" table:style-name="ce4">
            <text:p>2019-09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709" table:style-name="ce1">
            <text:p>70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8T00:00:00" table:style-name="ce4">
            <text:p>2019-09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710" table:style-name="ce1">
            <text:p>71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8T00:00:00" table:style-name="ce4">
            <text:p>2019-09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711" table:style-name="ce1">
            <text:p>71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8T00:00:00" table:style-name="ce4">
            <text:p>2019-09-1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712" table:style-name="ce1">
            <text:p>71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9T00:00:00" table:style-name="ce4">
            <text:p>2019-0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713" table:style-name="ce1">
            <text:p>71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9T00:00:00" table:style-name="ce4">
            <text:p>2019-0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9T00:00:00" table:style-name="ce4">
            <text:p>2019-0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715" table:style-name="ce1">
            <text:p>71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19T00:00:00" table:style-name="ce4">
            <text:p>2019-0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718" table:style-name="ce1">
            <text:p>71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721" table:style-name="ce1">
            <text:p>72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722" table:style-name="ce1">
            <text:p>72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723" table:style-name="ce1">
            <text:p>72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19T00:00:00" table:style-name="ce4">
            <text:p>2019-10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19T00:00:00" table:style-name="ce4">
            <text:p>2019-1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725" table:style-name="ce1">
            <text:p>72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9T00:00:00" table:style-name="ce4">
            <text:p>2019-1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19T00:00:00" table:style-name="ce4">
            <text:p>2019-11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727" table:style-name="ce1">
            <text:p>72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729" table:style-name="ce1">
            <text:p>729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731" table:style-name="ce1">
            <text:p>73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732" table:style-name="ce1">
            <text:p>73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19T00:00:00" table:style-name="ce4">
            <text:p>2019-1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734" table:style-name="ce1">
            <text:p>73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9T00:00:00" table:style-name="ce4">
            <text:p>2019-0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735" table:style-name="ce1">
            <text:p>73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9T00:00:00" table:style-name="ce4">
            <text:p>2019-0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736" table:style-name="ce1">
            <text:p>73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9T00:00:00" table:style-name="ce4">
            <text:p>2019-0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737" table:style-name="ce1">
            <text:p>73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19T00:00:00" table:style-name="ce4">
            <text:p>2019-02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738" table:style-name="ce1">
            <text:p>738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742" table:style-name="ce1">
            <text:p>74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744" table:style-name="ce1">
            <text:p>74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745" table:style-name="ce1">
            <text:p>74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746" table:style-name="ce1">
            <text:p>74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747" table:style-name="ce1">
            <text:p>74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19T00:00:00" table:style-name="ce4">
            <text:p>2019-03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749" table:style-name="ce1">
            <text:p>74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751" table:style-name="ce1">
            <text:p>75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752" table:style-name="ce1">
            <text:p>75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753" table:style-name="ce1">
            <text:p>75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19T00:00:00" table:style-name="ce4">
            <text:p>2019-05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9T00:00:00" table:style-name="ce4">
            <text:p>2019-06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755" table:style-name="ce1">
            <text:p>75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9T00:00:00" table:style-name="ce4">
            <text:p>2019-06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756" table:style-name="ce1">
            <text:p>75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19T00:00:00" table:style-name="ce4">
            <text:p>2019-06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757" table:style-name="ce1">
            <text:p>75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758" table:style-name="ce1">
            <text:p>75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760" table:style-name="ce1">
            <text:p>76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761" table:style-name="ce1">
            <text:p>76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19T00:00:00" table:style-name="ce4">
            <text:p>2019-07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764" table:style-name="ce1">
            <text:p>76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765" table:style-name="ce1">
            <text:p>76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766" table:style-name="ce1">
            <text:p>76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767" table:style-name="ce1">
            <text:p>76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769" table:style-name="ce1">
            <text:p>76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770" table:style-name="ce1">
            <text:p>77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19T00:00:00" table:style-name="ce4">
            <text:p>2019-08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771" table:style-name="ce1">
            <text:p>77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772" table:style-name="ce1">
            <text:p>77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773" table:style-name="ce1">
            <text:p>77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774" table:style-name="ce1">
            <text:p>774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775" table:style-name="ce1">
            <text:p>77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19T00:00:00" table:style-name="ce4">
            <text:p>2019-09-1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777" table:style-name="ce1">
            <text:p>77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2T00:00:00" table:style-name="ce4">
            <text:p>2019-0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778" table:style-name="ce1">
            <text:p>77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2T00:00:00" table:style-name="ce4">
            <text:p>2019-0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779" table:style-name="ce1">
            <text:p>779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2T00:00:00" table:style-name="ce4">
            <text:p>2019-0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780" table:style-name="ce1">
            <text:p>78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2T00:00:00" table:style-name="ce4">
            <text:p>2019-10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781" table:style-name="ce1">
            <text:p>78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2T00:00:00" table:style-name="ce4">
            <text:p>2019-10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782" table:style-name="ce1">
            <text:p>78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2T00:00:00" table:style-name="ce4">
            <text:p>2019-10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2T00:00:00" table:style-name="ce4">
            <text:p>2019-1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784" table:style-name="ce1">
            <text:p>78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2T00:00:00" table:style-name="ce4">
            <text:p>2019-1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785" table:style-name="ce1">
            <text:p>785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2T00:00:00" table:style-name="ce4">
            <text:p>2019-1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2T00:00:00" table:style-name="ce4">
            <text:p>2019-1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2T00:00:00" table:style-name="ce4">
            <text:p>2019-11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789" table:style-name="ce1">
            <text:p>78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792" table:style-name="ce1">
            <text:p>79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793" table:style-name="ce1">
            <text:p>79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794" table:style-name="ce1">
            <text:p>79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795" table:style-name="ce1">
            <text:p>79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2T00:00:00" table:style-name="ce4">
            <text:p>2019-1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2T00:00:00" table:style-name="ce4">
            <text:p>2019-0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797" table:style-name="ce1">
            <text:p>79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2T00:00:00" table:style-name="ce4">
            <text:p>2019-0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798" table:style-name="ce1">
            <text:p>798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2T00:00:00" table:style-name="ce4">
            <text:p>2019-0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7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799" table:style-name="ce1">
            <text:p>79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2T00:00:00" table:style-name="ce4">
            <text:p>2019-0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2T00:00:00" table:style-name="ce4">
            <text:p>2019-02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803" table:style-name="ce1">
            <text:p>80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804" table:style-name="ce1">
            <text:p>804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806" table:style-name="ce1">
            <text:p>806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807" table:style-name="ce1">
            <text:p>807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808" table:style-name="ce1">
            <text:p>80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2T00:00:00" table:style-name="ce4">
            <text:p>2019-03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810" table:style-name="ce1">
            <text:p>810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811" table:style-name="ce1">
            <text:p>81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9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813" table:style-name="ce1">
            <text:p>81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814" table:style-name="ce1">
            <text:p>81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816" table:style-name="ce1">
            <text:p>816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2T00:00:00" table:style-name="ce4">
            <text:p>2019-04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817" table:style-name="ce1">
            <text:p>81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819" table:style-name="ce1">
            <text:p>81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820" table:style-name="ce1">
            <text:p>82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823" table:style-name="ce1">
            <text:p>82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2T00:00:00" table:style-name="ce4">
            <text:p>2019-05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2T00:00:00" table:style-name="ce4">
            <text:p>2019-06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2T00:00:00" table:style-name="ce4">
            <text:p>2019-06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2T00:00:00" table:style-name="ce4">
            <text:p>2019-07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827" table:style-name="ce1">
            <text:p>82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828" table:style-name="ce1">
            <text:p>82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829" table:style-name="ce1">
            <text:p>82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833" table:style-name="ce1">
            <text:p>83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834" table:style-name="ce1">
            <text:p>83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2T00:00:00" table:style-name="ce4">
            <text:p>2019-08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2T00:00:00" table:style-name="ce4">
            <text:p>2019-09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837" table:style-name="ce1">
            <text:p>83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2T00:00:00" table:style-name="ce4">
            <text:p>2019-09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838" table:style-name="ce1">
            <text:p>838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2T00:00:00" table:style-name="ce4">
            <text:p>2019-09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839" table:style-name="ce1">
            <text:p>83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2T00:00:00" table:style-name="ce4">
            <text:p>2019-09-0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840" table:style-name="ce1">
            <text:p>84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0T00:00:00" table:style-name="ce4">
            <text:p>2019-01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841" table:style-name="ce1">
            <text:p>84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0T00:00:00" table:style-name="ce4">
            <text:p>2019-01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842" table:style-name="ce1">
            <text:p>84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0T00:00:00" table:style-name="ce4">
            <text:p>2019-10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0T00:00:00" table:style-name="ce4">
            <text:p>2019-10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844" table:style-name="ce1">
            <text:p>84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0T00:00:00" table:style-name="ce4">
            <text:p>2019-10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845" table:style-name="ce1">
            <text:p>84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0T00:00:00" table:style-name="ce4">
            <text:p>2019-10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846" table:style-name="ce1">
            <text:p>84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0T00:00:00" table:style-name="ce4">
            <text:p>2019-11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847" table:style-name="ce1">
            <text:p>84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0T00:00:00" table:style-name="ce4">
            <text:p>2019-11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0T00:00:00" table:style-name="ce4">
            <text:p>2019-11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0T00:00:00" table:style-name="ce4">
            <text:p>2019-1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850" table:style-name="ce1">
            <text:p>85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2-20T00:00:00" table:style-name="ce4">
            <text:p>2019-1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0T00:00:00" table:style-name="ce4">
            <text:p>2019-1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852" table:style-name="ce1">
            <text:p>85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0T00:00:00" table:style-name="ce4">
            <text:p>2019-1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853" table:style-name="ce1">
            <text:p>85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0T00:00:00" table:style-name="ce4">
            <text:p>2019-0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854" table:style-name="ce1">
            <text:p>854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0T00:00:00" table:style-name="ce4">
            <text:p>2019-02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858" table:style-name="ce1">
            <text:p>85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859" table:style-name="ce1">
            <text:p>85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860" table:style-name="ce1">
            <text:p>86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861" table:style-name="ce1">
            <text:p>86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863" table:style-name="ce1">
            <text:p>86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864" table:style-name="ce1">
            <text:p>86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0T00:00:00" table:style-name="ce4">
            <text:p>2019-03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865" table:style-name="ce1">
            <text:p>86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866" table:style-name="ce1">
            <text:p>86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868" table:style-name="ce1">
            <text:p>86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869" table:style-name="ce1">
            <text:p>86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0T00:00:00" table:style-name="ce4">
            <text:p>2019-04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871" table:style-name="ce1">
            <text:p>871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872" table:style-name="ce1">
            <text:p>87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874" table:style-name="ce1">
            <text:p>87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876" table:style-name="ce1">
            <text:p>87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877" table:style-name="ce1">
            <text:p>87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878" table:style-name="ce1">
            <text:p>87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879" table:style-name="ce1">
            <text:p>87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880" table:style-name="ce1">
            <text:p>88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0T00:00:00" table:style-name="ce4">
            <text:p>2019-05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883" table:style-name="ce1">
            <text:p>883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885" table:style-name="ce1">
            <text:p>88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886" table:style-name="ce1">
            <text:p>88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887" table:style-name="ce1">
            <text:p>88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890" table:style-name="ce1">
            <text:p>89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891" table:style-name="ce1">
            <text:p>89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20T00:00:00" table:style-name="ce4">
            <text:p>2019-06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892" table:style-name="ce1">
            <text:p>89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0T00:00:00" table:style-name="ce4">
            <text:p>2019-07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893" table:style-name="ce1">
            <text:p>89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0T00:00:00" table:style-name="ce4">
            <text:p>2019-07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894" table:style-name="ce1">
            <text:p>89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0T00:00:00" table:style-name="ce4">
            <text:p>2019-07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0T00:00:00" table:style-name="ce4">
            <text:p>2019-07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896" table:style-name="ce1">
            <text:p>89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0T00:00:00" table:style-name="ce4">
            <text:p>2019-07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897" table:style-name="ce1">
            <text:p>89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8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899" table:style-name="ce1">
            <text:p>89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901" table:style-name="ce1">
            <text:p>90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0T00:00:00" table:style-name="ce4">
            <text:p>2019-08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906" table:style-name="ce1">
            <text:p>90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0T00:00:00" table:style-name="ce4">
            <text:p>2019-09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907" table:style-name="ce1">
            <text:p>90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0T00:00:00" table:style-name="ce4">
            <text:p>2019-09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0T00:00:00" table:style-name="ce4">
            <text:p>2019-09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909" table:style-name="ce1">
            <text:p>90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0T00:00:00" table:style-name="ce4">
            <text:p>2019-09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910" table:style-name="ce1">
            <text:p>91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0T00:00:00" table:style-name="ce4">
            <text:p>2019-09-2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911" table:style-name="ce1">
            <text:p>91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1T00:00:00" table:style-name="ce4">
            <text:p>2019-0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1T00:00:00" table:style-name="ce4">
            <text:p>2019-0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913" table:style-name="ce1">
            <text:p>91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1T00:00:00" table:style-name="ce4">
            <text:p>2019-0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1T00:00:00" table:style-name="ce4">
            <text:p>2019-0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915" table:style-name="ce1">
            <text:p>91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1T00:00:00" table:style-name="ce4">
            <text:p>2019-0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916" table:style-name="ce1">
            <text:p>91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1T00:00:00" table:style-name="ce4">
            <text:p>2019-10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917" table:style-name="ce1">
            <text:p>917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1T00:00:00" table:style-name="ce4">
            <text:p>2019-10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918" table:style-name="ce1">
            <text:p>91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1T00:00:00" table:style-name="ce4">
            <text:p>2019-1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919" table:style-name="ce1">
            <text:p>91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1T00:00:00" table:style-name="ce4">
            <text:p>2019-1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1T00:00:00" table:style-name="ce4">
            <text:p>2019-11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921" table:style-name="ce1">
            <text:p>92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1T00:00:00" table:style-name="ce4">
            <text:p>2019-1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922" table:style-name="ce1">
            <text:p>92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1T00:00:00" table:style-name="ce4">
            <text:p>2019-1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1T00:00:00" table:style-name="ce4">
            <text:p>2019-1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1T00:00:00" table:style-name="ce4">
            <text:p>2019-1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1T00:00:00" table:style-name="ce4">
            <text:p>2019-0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1T00:00:00" table:style-name="ce4">
            <text:p>2019-0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1T00:00:00" table:style-name="ce4">
            <text:p>2019-0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928" table:style-name="ce1">
            <text:p>928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1T00:00:00" table:style-name="ce4">
            <text:p>2019-02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1T00:00:00" table:style-name="ce4">
            <text:p>2019-03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930" table:style-name="ce1">
            <text:p>930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1T00:00:00" table:style-name="ce4">
            <text:p>2019-03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931" table:style-name="ce1">
            <text:p>93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1T00:00:00" table:style-name="ce4">
            <text:p>2019-03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932" table:style-name="ce1">
            <text:p>93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1T00:00:00" table:style-name="ce4">
            <text:p>2019-03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933" table:style-name="ce1">
            <text:p>93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1T00:00:00" table:style-name="ce4">
            <text:p>2019-04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1T00:00:00" table:style-name="ce4">
            <text:p>2019-04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1T00:00:00" table:style-name="ce4">
            <text:p>2019-04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936" table:style-name="ce1">
            <text:p>93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1T00:00:00" table:style-name="ce4">
            <text:p>2019-04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1T00:00:00" table:style-name="ce4">
            <text:p>2019-04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939" table:style-name="ce1">
            <text:p>93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941" table:style-name="ce1">
            <text:p>94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942" table:style-name="ce1">
            <text:p>94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943" table:style-name="ce1">
            <text:p>94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1T00:00:00" table:style-name="ce4">
            <text:p>2019-05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944" table:style-name="ce1">
            <text:p>94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1T00:00:00" table:style-name="ce4">
            <text:p>2019-06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1T00:00:00" table:style-name="ce4">
            <text:p>2019-06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946" table:style-name="ce1">
            <text:p>94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21T00:00:00" table:style-name="ce4">
            <text:p>2019-07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947" table:style-name="ce1">
            <text:p>94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1T00:00:00" table:style-name="ce4">
            <text:p>2019-07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8-21T00:00:00" table:style-name="ce4">
            <text:p>2019-08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949" table:style-name="ce1">
            <text:p>94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1T00:00:00" table:style-name="ce4">
            <text:p>2019-08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950" table:style-name="ce1">
            <text:p>95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21T00:00:00" table:style-name="ce4">
            <text:p>2019-08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951" table:style-name="ce1">
            <text:p>95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1T00:00:00" table:style-name="ce4">
            <text:p>2019-08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952" table:style-name="ce1">
            <text:p>95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1T00:00:00" table:style-name="ce4">
            <text:p>2019-09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1T00:00:00" table:style-name="ce4">
            <text:p>2019-09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1T00:00:00" table:style-name="ce4">
            <text:p>2019-09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1T00:00:00" table:style-name="ce4">
            <text:p>2019-09-21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2T00:00:00" table:style-name="ce4">
            <text:p>2019-0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957" table:style-name="ce1">
            <text:p>95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2T00:00:00" table:style-name="ce4">
            <text:p>2019-0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958" table:style-name="ce1">
            <text:p>95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2T00:00:00" table:style-name="ce4">
            <text:p>2019-0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959" table:style-name="ce1">
            <text:p>95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2T00:00:00" table:style-name="ce4">
            <text:p>2019-10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960" table:style-name="ce1">
            <text:p>96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2T00:00:00" table:style-name="ce4">
            <text:p>2019-10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961" table:style-name="ce1">
            <text:p>96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2T00:00:00" table:style-name="ce4">
            <text:p>2019-10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962" table:style-name="ce1">
            <text:p>96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2T00:00:00" table:style-name="ce4">
            <text:p>2019-10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963" table:style-name="ce1">
            <text:p>96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2T00:00:00" table:style-name="ce4">
            <text:p>2019-10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964" table:style-name="ce1">
            <text:p>96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2T00:00:00" table:style-name="ce4">
            <text:p>2019-1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965" table:style-name="ce1">
            <text:p>96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2T00:00:00" table:style-name="ce4">
            <text:p>2019-1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966" table:style-name="ce1">
            <text:p>96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2T00:00:00" table:style-name="ce4">
            <text:p>2019-1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967" table:style-name="ce1">
            <text:p>967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2T00:00:00" table:style-name="ce4">
            <text:p>2019-1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968" table:style-name="ce1">
            <text:p>968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2T00:00:00" table:style-name="ce4">
            <text:p>2019-11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2T00:00:00" table:style-name="ce4">
            <text:p>2019-1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970" table:style-name="ce1">
            <text:p>97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2T00:00:00" table:style-name="ce4">
            <text:p>2019-1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971" table:style-name="ce1">
            <text:p>97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2T00:00:00" table:style-name="ce4">
            <text:p>2019-1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972" table:style-name="ce1">
            <text:p>97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2T00:00:00" table:style-name="ce4">
            <text:p>2019-1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973" table:style-name="ce1">
            <text:p>97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2T00:00:00" table:style-name="ce4">
            <text:p>2019-1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975" table:style-name="ce1">
            <text:p>97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976" table:style-name="ce1">
            <text:p>97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977" table:style-name="ce1">
            <text:p>97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1</text:p>
          </table:table-cell>
          <table:table-cell office:value-type="float" office:value="978" table:style-name="ce1">
            <text:p>97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979" table:style-name="ce1">
            <text:p>97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2T00:00:00" table:style-name="ce4">
            <text:p>2019-02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2T00:00:00" table:style-name="ce4">
            <text:p>2019-03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981" table:style-name="ce1">
            <text:p>98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2T00:00:00" table:style-name="ce4">
            <text:p>2019-03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2T00:00:00" table:style-name="ce4">
            <text:p>2019-03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983" table:style-name="ce1">
            <text:p>98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984" table:style-name="ce1">
            <text:p>98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987" table:style-name="ce1">
            <text:p>98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988" table:style-name="ce1">
            <text:p>98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989" table:style-name="ce1">
            <text:p>98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2T00:00:00" table:style-name="ce4">
            <text:p>2019-04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990" table:style-name="ce1">
            <text:p>99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991" table:style-name="ce1">
            <text:p>99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992" table:style-name="ce1">
            <text:p>99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993" table:style-name="ce1">
            <text:p>99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994" table:style-name="ce1">
            <text:p>99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995" table:style-name="ce1">
            <text:p>99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996" table:style-name="ce1">
            <text:p>99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998" table:style-name="ce1">
            <text:p>998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09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2T00:00:00" table:style-name="ce4">
            <text:p>2019-05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2T00:00:00" table:style-name="ce4">
            <text:p>2019-06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001" table:style-name="ce1">
            <text:p>100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2T00:00:00" table:style-name="ce4">
            <text:p>2019-06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2T00:00:00" table:style-name="ce4">
            <text:p>2019-06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2T00:00:00" table:style-name="ce4">
            <text:p>2019-06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2T00:00:00" table:style-name="ce4">
            <text:p>2019-06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1007" table:style-name="ce1">
            <text:p>100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009" table:style-name="ce1">
            <text:p>100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1011" table:style-name="ce1">
            <text:p>101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013" table:style-name="ce1">
            <text:p>101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2T00:00:00" table:style-name="ce4">
            <text:p>2019-07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014" table:style-name="ce1">
            <text:p>101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1016" table:style-name="ce1">
            <text:p>101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1017" table:style-name="ce1">
            <text:p>101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2T00:00:00" table:style-name="ce4">
            <text:p>2019-08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024" table:style-name="ce1">
            <text:p>102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1025" table:style-name="ce1">
            <text:p>102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026" table:style-name="ce1">
            <text:p>1026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027" table:style-name="ce1">
            <text:p>102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028" table:style-name="ce1">
            <text:p>102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031" table:style-name="ce1">
            <text:p>103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032" table:style-name="ce1">
            <text:p>103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033" table:style-name="ce1">
            <text:p>103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034" table:style-name="ce1">
            <text:p>103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9</text:p>
          </table:table-cell>
          <table:table-cell office:value-type="float" office:value="1036" table:style-name="ce1">
            <text:p>103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2T00:00:00" table:style-name="ce4">
            <text:p>2019-09-2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038" table:style-name="ce1">
            <text:p>103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3T00:00:00" table:style-name="ce4">
            <text:p>2019-01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039" table:style-name="ce1">
            <text:p>103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3T00:00:00" table:style-name="ce4">
            <text:p>2019-01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3T00:00:00" table:style-name="ce4">
            <text:p>2019-01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041" table:style-name="ce1">
            <text:p>104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3T00:00:00" table:style-name="ce4">
            <text:p>2019-10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042" table:style-name="ce1">
            <text:p>104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3T00:00:00" table:style-name="ce4">
            <text:p>2019-10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043" table:style-name="ce1">
            <text:p>104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3T00:00:00" table:style-name="ce4">
            <text:p>2019-10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044" table:style-name="ce1">
            <text:p>104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3T00:00:00" table:style-name="ce4">
            <text:p>2019-10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045" table:style-name="ce1">
            <text:p>104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0-23T00:00:00" table:style-name="ce4">
            <text:p>2019-10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046" table:style-name="ce1">
            <text:p>104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1-23T00:00:00" table:style-name="ce4">
            <text:p>2019-11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3T00:00:00" table:style-name="ce4">
            <text:p>2019-11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048" table:style-name="ce1">
            <text:p>1048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3T00:00:00" table:style-name="ce4">
            <text:p>2019-1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049" table:style-name="ce1">
            <text:p>104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3T00:00:00" table:style-name="ce4">
            <text:p>2019-1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3</text:p>
          </table:table-cell>
          <table:table-cell office:value-type="float" office:value="1050" table:style-name="ce1">
            <text:p>105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3T00:00:00" table:style-name="ce4">
            <text:p>2019-1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3T00:00:00" table:style-name="ce4">
            <text:p>2019-0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052" table:style-name="ce1">
            <text:p>1052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3T00:00:00" table:style-name="ce4">
            <text:p>2019-0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1053" table:style-name="ce1">
            <text:p>105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3T00:00:00" table:style-name="ce4">
            <text:p>2019-0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054" table:style-name="ce1">
            <text:p>105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3T00:00:00" table:style-name="ce4">
            <text:p>2019-02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055" table:style-name="ce1">
            <text:p>105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3T00:00:00" table:style-name="ce4">
            <text:p>2019-03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056" table:style-name="ce1">
            <text:p>105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3T00:00:00" table:style-name="ce4">
            <text:p>2019-03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057" table:style-name="ce1">
            <text:p>1057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3T00:00:00" table:style-name="ce4">
            <text:p>2019-03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3T00:00:00" table:style-name="ce4">
            <text:p>2019-03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059" table:style-name="ce1">
            <text:p>105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060" table:style-name="ce1">
            <text:p>106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062" table:style-name="ce1">
            <text:p>106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1064" table:style-name="ce1">
            <text:p>106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3T00:00:00" table:style-name="ce4">
            <text:p>2019-04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070" table:style-name="ce1">
            <text:p>107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3T00:00:00" table:style-name="ce4">
            <text:p>2019-05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072" table:style-name="ce1">
            <text:p>107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3T00:00:00" table:style-name="ce4">
            <text:p>2019-06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073" table:style-name="ce1">
            <text:p>107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3T00:00:00" table:style-name="ce4">
            <text:p>2019-06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3T00:00:00" table:style-name="ce4">
            <text:p>2019-07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075" table:style-name="ce1">
            <text:p>107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3T00:00:00" table:style-name="ce4">
            <text:p>2019-07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076" table:style-name="ce1">
            <text:p>1076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3T00:00:00" table:style-name="ce4">
            <text:p>2019-07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3T00:00:00" table:style-name="ce4">
            <text:p>2019-07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079" table:style-name="ce1">
            <text:p>107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080" table:style-name="ce1">
            <text:p>108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1082" table:style-name="ce1">
            <text:p>108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1083" table:style-name="ce1">
            <text:p>108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087" table:style-name="ce1">
            <text:p>108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3T00:00:00" table:style-name="ce4">
            <text:p>2019-08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088" table:style-name="ce1">
            <text:p>108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090" table:style-name="ce1">
            <text:p>109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1094" table:style-name="ce1">
            <text:p>109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1095" table:style-name="ce1">
            <text:p>109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1096" table:style-name="ce1">
            <text:p>109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098" table:style-name="ce1">
            <text:p>109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0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3T00:00:00" table:style-name="ce4">
            <text:p>2019-09-2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4T00:00:00" table:style-name="ce4">
            <text:p>2019-0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103" table:style-name="ce1">
            <text:p>110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1-24T00:00:00" table:style-name="ce4">
            <text:p>2019-0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104" table:style-name="ce1">
            <text:p>110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4T00:00:00" table:style-name="ce4">
            <text:p>2019-0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1105" table:style-name="ce1">
            <text:p>1105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4T00:00:00" table:style-name="ce4">
            <text:p>2019-0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4T00:00:00" table:style-name="ce4">
            <text:p>2019-0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107" table:style-name="ce1">
            <text:p>110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4T00:00:00" table:style-name="ce4">
            <text:p>2019-10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4T00:00:00" table:style-name="ce4">
            <text:p>2019-10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109" table:style-name="ce1">
            <text:p>110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4T00:00:00" table:style-name="ce4">
            <text:p>2019-10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110" table:style-name="ce1">
            <text:p>1110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112" table:style-name="ce1">
            <text:p>111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114" table:style-name="ce1">
            <text:p>111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115" table:style-name="ce1">
            <text:p>111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116" table:style-name="ce1">
            <text:p>111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4T00:00:00" table:style-name="ce4">
            <text:p>2019-11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118" table:style-name="ce1">
            <text:p>111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4T00:00:00" table:style-name="ce4">
            <text:p>2019-1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119" table:style-name="ce1">
            <text:p>111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4T00:00:00" table:style-name="ce4">
            <text:p>2019-1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120" table:style-name="ce1">
            <text:p>112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24T00:00:00" table:style-name="ce4">
            <text:p>2019-1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121" table:style-name="ce1">
            <text:p>112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24T00:00:00" table:style-name="ce4">
            <text:p>2019-1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1122" table:style-name="ce1">
            <text:p>1122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4T00:00:00" table:style-name="ce4">
            <text:p>2019-1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123" table:style-name="ce1">
            <text:p>112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1124" table:style-name="ce1">
            <text:p>112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1125" table:style-name="ce1">
            <text:p>112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126" table:style-name="ce1">
            <text:p>112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127" table:style-name="ce1">
            <text:p>112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129" table:style-name="ce1">
            <text:p>1129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1130" table:style-name="ce1">
            <text:p>113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4T00:00:00" table:style-name="ce4">
            <text:p>2019-02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133" table:style-name="ce1">
            <text:p>113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134" table:style-name="ce1">
            <text:p>113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135" table:style-name="ce1">
            <text:p>113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138" table:style-name="ce1">
            <text:p>1138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139" table:style-name="ce1">
            <text:p>1139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141" table:style-name="ce1">
            <text:p>1141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4T00:00:00" table:style-name="ce4">
            <text:p>2019-03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142" table:style-name="ce1">
            <text:p>114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4T00:00:00" table:style-name="ce4">
            <text:p>2019-04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4T00:00:00" table:style-name="ce4">
            <text:p>2019-04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4T00:00:00" table:style-name="ce4">
            <text:p>2019-04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145" table:style-name="ce1">
            <text:p>114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4T00:00:00" table:style-name="ce4">
            <text:p>2019-04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4-24T00:00:00" table:style-name="ce4">
            <text:p>2019-04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1147" table:style-name="ce1">
            <text:p>114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1149" table:style-name="ce1">
            <text:p>114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150" table:style-name="ce1">
            <text:p>115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152" table:style-name="ce1">
            <text:p>1152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4T00:00:00" table:style-name="ce4">
            <text:p>2019-05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4</text:p>
          </table:table-cell>
          <table:table-cell office:value-type="float" office:value="0" table:style-name="ce1">
            <text:p>0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1155" table:style-name="ce1">
            <text:p>115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1156" table:style-name="ce1">
            <text:p>115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1157" table:style-name="ce1">
            <text:p>115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1158" table:style-name="ce1">
            <text:p>115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1159" table:style-name="ce1">
            <text:p>115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160" table:style-name="ce1">
            <text:p>116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4T00:00:00" table:style-name="ce4">
            <text:p>2019-06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4T00:00:00" table:style-name="ce4">
            <text:p>2019-07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163" table:style-name="ce1">
            <text:p>116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4T00:00:00" table:style-name="ce4">
            <text:p>2019-07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1164" table:style-name="ce1">
            <text:p>116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4T00:00:00" table:style-name="ce4">
            <text:p>2019-07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165" table:style-name="ce1">
            <text:p>116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4T00:00:00" table:style-name="ce4">
            <text:p>2019-07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171" table:style-name="ce1">
            <text:p>117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1173" table:style-name="ce1">
            <text:p>1173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174" table:style-name="ce1">
            <text:p>117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1176" table:style-name="ce1">
            <text:p>117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178" table:style-name="ce1">
            <text:p>1178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4T00:00:00" table:style-name="ce4">
            <text:p>2019-08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180" table:style-name="ce1">
            <text:p>118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182" table:style-name="ce1">
            <text:p>118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183" table:style-name="ce1">
            <text:p>118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1184" table:style-name="ce1">
            <text:p>118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4T00:00:00" table:style-name="ce4">
            <text:p>2019-09-2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186" table:style-name="ce1">
            <text:p>118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5T00:00:00" table:style-name="ce4">
            <text:p>2019-01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187" table:style-name="ce1">
            <text:p>118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5T00:00:00" table:style-name="ce4">
            <text:p>2019-01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188" table:style-name="ce1">
            <text:p>118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189" table:style-name="ce1">
            <text:p>118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1190" table:style-name="ce1">
            <text:p>119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191" table:style-name="ce1">
            <text:p>119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6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193" table:style-name="ce1">
            <text:p>119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1194" table:style-name="ce1">
            <text:p>119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1195" table:style-name="ce1">
            <text:p>119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196" table:style-name="ce1">
            <text:p>1196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1197" table:style-name="ce1">
            <text:p>1197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5T00:00:00" table:style-name="ce4">
            <text:p>2019-10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1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5T00:00:00" table:style-name="ce4">
            <text:p>2019-11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200" table:style-name="ce1">
            <text:p>120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5T00:00:00" table:style-name="ce4">
            <text:p>2019-11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201" table:style-name="ce1">
            <text:p>120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1203" table:style-name="ce1">
            <text:p>120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204" table:style-name="ce1">
            <text:p>120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206" table:style-name="ce1">
            <text:p>120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5T00:00:00" table:style-name="ce4">
            <text:p>2019-1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207" table:style-name="ce1">
            <text:p>120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5T00:00:00" table:style-name="ce4">
            <text:p>2019-0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208" table:style-name="ce1">
            <text:p>1208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5T00:00:00" table:style-name="ce4">
            <text:p>2019-02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209" table:style-name="ce1">
            <text:p>120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5T00:00:00" table:style-name="ce4">
            <text:p>2019-03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210" table:style-name="ce1">
            <text:p>121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5T00:00:00" table:style-name="ce4">
            <text:p>2019-03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211" table:style-name="ce1">
            <text:p>121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5T00:00:00" table:style-name="ce4">
            <text:p>2019-03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1212" table:style-name="ce1">
            <text:p>1212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5T00:00:00" table:style-name="ce4">
            <text:p>2019-03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213" table:style-name="ce1">
            <text:p>121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5T00:00:00" table:style-name="ce4">
            <text:p>2019-03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214" table:style-name="ce1">
            <text:p>121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1215" table:style-name="ce1">
            <text:p>121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216" table:style-name="ce1">
            <text:p>121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1217" table:style-name="ce1">
            <text:p>121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5T00:00:00" table:style-name="ce4">
            <text:p>2019-04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1221" table:style-name="ce1">
            <text:p>1221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222" table:style-name="ce1">
            <text:p>122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223" table:style-name="ce1">
            <text:p>122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225" table:style-name="ce1">
            <text:p>122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6</text:p>
          </table:table-cell>
          <table:table-cell office:value-type="float" office:value="1226" table:style-name="ce1">
            <text:p>122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5T00:00:00" table:style-name="ce4">
            <text:p>2019-05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5T00:00:00" table:style-name="ce4">
            <text:p>2019-06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1228" table:style-name="ce1">
            <text:p>122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5T00:00:00" table:style-name="ce4">
            <text:p>2019-06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229" table:style-name="ce1">
            <text:p>122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5T00:00:00" table:style-name="ce4">
            <text:p>2019-06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230" table:style-name="ce1">
            <text:p>123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1231" table:style-name="ce1">
            <text:p>1231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232" table:style-name="ce1">
            <text:p>123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234" table:style-name="ce1">
            <text:p>123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235" table:style-name="ce1">
            <text:p>1235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236" table:style-name="ce1">
            <text:p>123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5T00:00:00" table:style-name="ce4">
            <text:p>2019-07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238" table:style-name="ce1">
            <text:p>123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239" table:style-name="ce1">
            <text:p>123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240" table:style-name="ce1">
            <text:p>124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241" table:style-name="ce1">
            <text:p>124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242" table:style-name="ce1">
            <text:p>1242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1243" table:style-name="ce1">
            <text:p>1243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1244" table:style-name="ce1">
            <text:p>1244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246" table:style-name="ce1">
            <text:p>1246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248" table:style-name="ce1">
            <text:p>124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249" table:style-name="ce1">
            <text:p>124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5T00:00:00" table:style-name="ce4">
            <text:p>2019-08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1250" table:style-name="ce1">
            <text:p>1250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5T00:00:00" table:style-name="ce4">
            <text:p>2019-09-2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1251" table:style-name="ce1">
            <text:p>125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253" table:style-name="ce1">
            <text:p>125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1254" table:style-name="ce1">
            <text:p>125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255" table:style-name="ce1">
            <text:p>125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1256" table:style-name="ce1">
            <text:p>125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6T00:00:00" table:style-name="ce4">
            <text:p>2019-0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259" table:style-name="ce1">
            <text:p>125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260" table:style-name="ce1">
            <text:p>126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8</text:p>
          </table:table-cell>
          <table:table-cell office:value-type="float" office:value="1261" table:style-name="ce1">
            <text:p>1261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264" table:style-name="ce1">
            <text:p>126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265" table:style-name="ce1">
            <text:p>1265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267" table:style-name="ce1">
            <text:p>126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26T00:00:00" table:style-name="ce4">
            <text:p>2019-11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268" table:style-name="ce1">
            <text:p>126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6T00:00:00" table:style-name="ce4">
            <text:p>2019-12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269" table:style-name="ce1">
            <text:p>126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6T00:00:00" table:style-name="ce4">
            <text:p>2019-12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270" table:style-name="ce1">
            <text:p>127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6T00:00:00" table:style-name="ce4">
            <text:p>2019-02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271" table:style-name="ce1">
            <text:p>127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6T00:00:00" table:style-name="ce4">
            <text:p>2019-02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272" table:style-name="ce1">
            <text:p>127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6T00:00:00" table:style-name="ce4">
            <text:p>2019-02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273" table:style-name="ce1">
            <text:p>127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6T00:00:00" table:style-name="ce4">
            <text:p>2019-03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6T00:00:00" table:style-name="ce4">
            <text:p>2019-03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275" table:style-name="ce1">
            <text:p>127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6T00:00:00" table:style-name="ce4">
            <text:p>2019-03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276" table:style-name="ce1">
            <text:p>127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6T00:00:00" table:style-name="ce4">
            <text:p>2019-04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277" table:style-name="ce1">
            <text:p>127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6T00:00:00" table:style-name="ce4">
            <text:p>2019-04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278" table:style-name="ce1">
            <text:p>127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6T00:00:00" table:style-name="ce4">
            <text:p>2019-04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1279" table:style-name="ce1">
            <text:p>1279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6T00:00:00" table:style-name="ce4">
            <text:p>2019-04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280" table:style-name="ce1">
            <text:p>128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282" table:style-name="ce1">
            <text:p>128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284" table:style-name="ce1">
            <text:p>128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1285" table:style-name="ce1">
            <text:p>128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6T00:00:00" table:style-name="ce4">
            <text:p>2019-05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286" table:style-name="ce1">
            <text:p>128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26T00:00:00" table:style-name="ce4">
            <text:p>2019-06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287" table:style-name="ce1">
            <text:p>128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6T00:00:00" table:style-name="ce4">
            <text:p>2019-06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288" table:style-name="ce1">
            <text:p>128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6T00:00:00" table:style-name="ce4">
            <text:p>2019-07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6T00:00:00" table:style-name="ce4">
            <text:p>2019-07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290" table:style-name="ce1">
            <text:p>129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6T00:00:00" table:style-name="ce4">
            <text:p>2019-07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1291" table:style-name="ce1">
            <text:p>129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292" table:style-name="ce1">
            <text:p>129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1293" table:style-name="ce1">
            <text:p>129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1295" table:style-name="ce1">
            <text:p>129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296" table:style-name="ce1">
            <text:p>129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6T00:00:00" table:style-name="ce4">
            <text:p>2019-08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1298" table:style-name="ce1">
            <text:p>1298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2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299" table:style-name="ce1">
            <text:p>129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301" table:style-name="ce1">
            <text:p>130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302" table:style-name="ce1">
            <text:p>130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303" table:style-name="ce1">
            <text:p>130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304" table:style-name="ce1">
            <text:p>130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305" table:style-name="ce1">
            <text:p>130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6T00:00:00" table:style-name="ce4">
            <text:p>2019-09-2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308" table:style-name="ce1">
            <text:p>130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1309" table:style-name="ce1">
            <text:p>130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1310" table:style-name="ce1">
            <text:p>131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311" table:style-name="ce1">
            <text:p>131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7T00:00:00" table:style-name="ce4">
            <text:p>2019-0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317" table:style-name="ce1">
            <text:p>131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318" table:style-name="ce1">
            <text:p>131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322" table:style-name="ce1">
            <text:p>132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323" table:style-name="ce1">
            <text:p>132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1324" table:style-name="ce1">
            <text:p>132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7T00:00:00" table:style-name="ce4">
            <text:p>2019-10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7T00:00:00" table:style-name="ce4">
            <text:p>2019-1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27T00:00:00" table:style-name="ce4">
            <text:p>2019-1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1</text:p>
          </table:table-cell>
          <table:table-cell office:value-type="float" office:value="1327" table:style-name="ce1">
            <text:p>1327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7T00:00:00" table:style-name="ce4">
            <text:p>2019-11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1328" table:style-name="ce1">
            <text:p>132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329" table:style-name="ce1">
            <text:p>132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330" table:style-name="ce1">
            <text:p>133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331" table:style-name="ce1">
            <text:p>133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332" table:style-name="ce1">
            <text:p>133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333" table:style-name="ce1">
            <text:p>133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334" table:style-name="ce1">
            <text:p>133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7T00:00:00" table:style-name="ce4">
            <text:p>2019-1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335" table:style-name="ce1">
            <text:p>133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336" table:style-name="ce1">
            <text:p>133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339" table:style-name="ce1">
            <text:p>133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1340" table:style-name="ce1">
            <text:p>134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7T00:00:00" table:style-name="ce4">
            <text:p>2019-02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341" table:style-name="ce1">
            <text:p>1341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342" table:style-name="ce1">
            <text:p>1342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343" table:style-name="ce1">
            <text:p>134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1344" table:style-name="ce1">
            <text:p>134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1345" table:style-name="ce1">
            <text:p>134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1346" table:style-name="ce1">
            <text:p>134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7T00:00:00" table:style-name="ce4">
            <text:p>2019-03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1348" table:style-name="ce1">
            <text:p>134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7T00:00:00" table:style-name="ce4">
            <text:p>2019-04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7T00:00:00" table:style-name="ce4">
            <text:p>2019-04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1350" table:style-name="ce1">
            <text:p>135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351" table:style-name="ce1">
            <text:p>135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352" table:style-name="ce1">
            <text:p>135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353" table:style-name="ce1">
            <text:p>135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355" table:style-name="ce1">
            <text:p>135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356" table:style-name="ce1">
            <text:p>135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357" table:style-name="ce1">
            <text:p>135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7T00:00:00" table:style-name="ce4">
            <text:p>2019-05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1358" table:style-name="ce1">
            <text:p>135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359" table:style-name="ce1">
            <text:p>135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360" table:style-name="ce1">
            <text:p>136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361" table:style-name="ce1">
            <text:p>136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1362" table:style-name="ce1">
            <text:p>136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363" table:style-name="ce1">
            <text:p>1363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364" table:style-name="ce1">
            <text:p>1364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365" table:style-name="ce1">
            <text:p>136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7T00:00:00" table:style-name="ce4">
            <text:p>2019-06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366" table:style-name="ce1">
            <text:p>136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7T00:00:00" table:style-name="ce4">
            <text:p>2019-07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367" table:style-name="ce1">
            <text:p>136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7T00:00:00" table:style-name="ce4">
            <text:p>2019-07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7T00:00:00" table:style-name="ce4">
            <text:p>2019-07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369" table:style-name="ce1">
            <text:p>136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7T00:00:00" table:style-name="ce4">
            <text:p>2019-08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1370" table:style-name="ce1">
            <text:p>137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7T00:00:00" table:style-name="ce4">
            <text:p>2019-08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1371" table:style-name="ce1">
            <text:p>137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7T00:00:00" table:style-name="ce4">
            <text:p>2019-08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1372" table:style-name="ce1">
            <text:p>137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7T00:00:00" table:style-name="ce4">
            <text:p>2019-08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373" table:style-name="ce1">
            <text:p>137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7T00:00:00" table:style-name="ce4">
            <text:p>2019-08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1374" table:style-name="ce1">
            <text:p>137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375" table:style-name="ce1">
            <text:p>137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1376" table:style-name="ce1">
            <text:p>137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1378" table:style-name="ce1">
            <text:p>137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379" table:style-name="ce1">
            <text:p>137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380" table:style-name="ce1">
            <text:p>138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7T00:00:00" table:style-name="ce4">
            <text:p>2019-09-2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381" table:style-name="ce1">
            <text:p>138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8T00:00:00" table:style-name="ce4">
            <text:p>2019-0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1382" table:style-name="ce1">
            <text:p>138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8T00:00:00" table:style-name="ce4">
            <text:p>2019-0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1383" table:style-name="ce1">
            <text:p>138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8T00:00:00" table:style-name="ce4">
            <text:p>2019-0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384" table:style-name="ce1">
            <text:p>138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387" table:style-name="ce1">
            <text:p>138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389" table:style-name="ce1">
            <text:p>1389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1</text:p>
          </table:table-cell>
          <table:table-cell office:value-type="float" office:value="1390" table:style-name="ce1">
            <text:p>139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391" table:style-name="ce1">
            <text:p>1391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1392" table:style-name="ce1">
            <text:p>139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28T00:00:00" table:style-name="ce4">
            <text:p>2019-10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6</text:p>
          </table:table-cell>
          <table:table-cell office:value-type="float" office:value="1394" table:style-name="ce1">
            <text:p>139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8T00:00:00" table:style-name="ce4">
            <text:p>2019-1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395" table:style-name="ce1">
            <text:p>139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8T00:00:00" table:style-name="ce4">
            <text:p>2019-1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396" table:style-name="ce1">
            <text:p>139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8T00:00:00" table:style-name="ce4">
            <text:p>2019-11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397" table:style-name="ce1">
            <text:p>139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3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399" table:style-name="ce1">
            <text:p>139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400" table:style-name="ce1">
            <text:p>140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401" table:style-name="ce1">
            <text:p>140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8T00:00:00" table:style-name="ce4">
            <text:p>2019-1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403" table:style-name="ce1">
            <text:p>140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8T00:00:00" table:style-name="ce4">
            <text:p>2019-0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404" table:style-name="ce1">
            <text:p>140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28T00:00:00" table:style-name="ce4">
            <text:p>2019-02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1405" table:style-name="ce1">
            <text:p>140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407" table:style-name="ce1">
            <text:p>140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408" table:style-name="ce1">
            <text:p>1408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410" table:style-name="ce1">
            <text:p>141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1411" table:style-name="ce1">
            <text:p>1411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8T00:00:00" table:style-name="ce4">
            <text:p>2019-03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412" table:style-name="ce1">
            <text:p>1412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8T00:00:00" table:style-name="ce4">
            <text:p>2019-04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413" table:style-name="ce1">
            <text:p>141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8T00:00:00" table:style-name="ce4">
            <text:p>2019-04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414" table:style-name="ce1">
            <text:p>141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415" table:style-name="ce1">
            <text:p>141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1416" table:style-name="ce1">
            <text:p>141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417" table:style-name="ce1">
            <text:p>141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418" table:style-name="ce1">
            <text:p>141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1420" table:style-name="ce1">
            <text:p>142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421" table:style-name="ce1">
            <text:p>142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422" table:style-name="ce1">
            <text:p>1422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423" table:style-name="ce1">
            <text:p>142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424" table:style-name="ce1">
            <text:p>142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8T00:00:00" table:style-name="ce4">
            <text:p>2019-05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2</text:p>
          </table:table-cell>
          <table:table-cell office:value-type="float" office:value="1425" table:style-name="ce1">
            <text:p>142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8T00:00:00" table:style-name="ce4">
            <text:p>2019-06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426" table:style-name="ce1">
            <text:p>142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8T00:00:00" table:style-name="ce4">
            <text:p>2019-06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427" table:style-name="ce1">
            <text:p>142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8T00:00:00" table:style-name="ce4">
            <text:p>2019-06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8T00:00:00" table:style-name="ce4">
            <text:p>2019-06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429" table:style-name="ce1">
            <text:p>142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8T00:00:00" table:style-name="ce4">
            <text:p>2019-06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1430" table:style-name="ce1">
            <text:p>143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8T00:00:00" table:style-name="ce4">
            <text:p>2019-07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431" table:style-name="ce1">
            <text:p>143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8T00:00:00" table:style-name="ce4">
            <text:p>2019-07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432" table:style-name="ce1">
            <text:p>1432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8T00:00:00" table:style-name="ce4">
            <text:p>2019-07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433" table:style-name="ce1">
            <text:p>143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436" table:style-name="ce1">
            <text:p>143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437" table:style-name="ce1">
            <text:p>143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1438" table:style-name="ce1">
            <text:p>143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439" table:style-name="ce1">
            <text:p>143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441" table:style-name="ce1">
            <text:p>144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8</text:p>
          </table:table-cell>
          <table:table-cell office:value-type="float" office:value="1442" table:style-name="ce1">
            <text:p>144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8T00:00:00" table:style-name="ce4">
            <text:p>2019-08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443" table:style-name="ce1">
            <text:p>144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8T00:00:00" table:style-name="ce4">
            <text:p>2019-09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444" table:style-name="ce1">
            <text:p>144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8T00:00:00" table:style-name="ce4">
            <text:p>2019-09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445" table:style-name="ce1">
            <text:p>1445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8T00:00:00" table:style-name="ce4">
            <text:p>2019-09-2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446" table:style-name="ce1">
            <text:p>144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447" table:style-name="ce1">
            <text:p>144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448" table:style-name="ce1">
            <text:p>144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1449" table:style-name="ce1">
            <text:p>144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451" table:style-name="ce1">
            <text:p>145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452" table:style-name="ce1">
            <text:p>145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453" table:style-name="ce1">
            <text:p>145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455" table:style-name="ce1">
            <text:p>145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29T00:00:00" table:style-name="ce4">
            <text:p>2019-0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457" table:style-name="ce1">
            <text:p>145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9T00:00:00" table:style-name="ce4">
            <text:p>2019-10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1458" table:style-name="ce1">
            <text:p>145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29T00:00:00" table:style-name="ce4">
            <text:p>2019-10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1459" table:style-name="ce1">
            <text:p>145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9T00:00:00" table:style-name="ce4">
            <text:p>2019-1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1460" table:style-name="ce1">
            <text:p>146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9T00:00:00" table:style-name="ce4">
            <text:p>2019-1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29T00:00:00" table:style-name="ce4">
            <text:p>2019-11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9T00:00:00" table:style-name="ce4">
            <text:p>2019-12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463" table:style-name="ce1">
            <text:p>146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9T00:00:00" table:style-name="ce4">
            <text:p>2019-12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1464" table:style-name="ce1">
            <text:p>146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9T00:00:00" table:style-name="ce4">
            <text:p>2019-12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9T00:00:00" table:style-name="ce4">
            <text:p>2019-12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466" table:style-name="ce1">
            <text:p>146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29T00:00:00" table:style-name="ce4">
            <text:p>2019-12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467" table:style-name="ce1">
            <text:p>146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30T00:00:00" table:style-name="ce4">
            <text:p>2019-12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468" table:style-name="ce1">
            <text:p>146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30T00:00:00" table:style-name="ce4">
            <text:p>2019-12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469" table:style-name="ce1">
            <text:p>146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30T00:00:00" table:style-name="ce4">
            <text:p>2019-12-30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471" table:style-name="ce1">
            <text:p>1471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472" table:style-name="ce1">
            <text:p>1472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473" table:style-name="ce1">
            <text:p>147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1474" table:style-name="ce1">
            <text:p>147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475" table:style-name="ce1">
            <text:p>147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29T00:00:00" table:style-name="ce4">
            <text:p>2019-03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476" table:style-name="ce1">
            <text:p>147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9T00:00:00" table:style-name="ce4">
            <text:p>2019-04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1477" table:style-name="ce1">
            <text:p>147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9T00:00:00" table:style-name="ce4">
            <text:p>2019-04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9T00:00:00" table:style-name="ce4">
            <text:p>2019-04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479" table:style-name="ce1">
            <text:p>147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29T00:00:00" table:style-name="ce4">
            <text:p>2019-04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480" table:style-name="ce1">
            <text:p>148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481" table:style-name="ce1">
            <text:p>148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1482" table:style-name="ce1">
            <text:p>148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1483" table:style-name="ce1">
            <text:p>148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1484" table:style-name="ce1">
            <text:p>148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485" table:style-name="ce1">
            <text:p>148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1486" table:style-name="ce1">
            <text:p>1486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29T00:00:00" table:style-name="ce4">
            <text:p>2019-05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487" table:style-name="ce1">
            <text:p>1487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1488" table:style-name="ce1">
            <text:p>1488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489" table:style-name="ce1">
            <text:p>148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491" table:style-name="ce1">
            <text:p>1491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9</text:p>
          </table:table-cell>
          <table:table-cell office:value-type="float" office:value="1492" table:style-name="ce1">
            <text:p>149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29T00:00:00" table:style-name="ce4">
            <text:p>2019-06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7</text:p>
          </table:table-cell>
          <table:table-cell office:value-type="float" office:value="1493" table:style-name="ce1">
            <text:p>149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494" table:style-name="ce1">
            <text:p>149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496" table:style-name="ce1">
            <text:p>149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498" table:style-name="ce1">
            <text:p>1498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4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499" table:style-name="ce1">
            <text:p>1499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500" table:style-name="ce1">
            <text:p>1500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29T00:00:00" table:style-name="ce4">
            <text:p>2019-07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501" table:style-name="ce1">
            <text:p>150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502" table:style-name="ce1">
            <text:p>150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1503" table:style-name="ce1">
            <text:p>150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504" table:style-name="ce1">
            <text:p>150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1505" table:style-name="ce1">
            <text:p>150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506" table:style-name="ce1">
            <text:p>150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29T00:00:00" table:style-name="ce4">
            <text:p>2019-08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507" table:style-name="ce1">
            <text:p>150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508" table:style-name="ce1">
            <text:p>150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509" table:style-name="ce1">
            <text:p>1509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510" table:style-name="ce1">
            <text:p>1510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6</text:p>
          </table:table-cell>
          <table:table-cell office:value-type="float" office:value="1511" table:style-name="ce1">
            <text:p>151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512" table:style-name="ce1">
            <text:p>151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513" table:style-name="ce1">
            <text:p>151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1514" table:style-name="ce1">
            <text:p>151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515" table:style-name="ce1">
            <text:p>151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29T00:00:00" table:style-name="ce4">
            <text:p>2019-09-2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517" table:style-name="ce1">
            <text:p>151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518" table:style-name="ce1">
            <text:p>151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519" table:style-name="ce1">
            <text:p>151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520" table:style-name="ce1">
            <text:p>1520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521" table:style-name="ce1">
            <text:p>152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522" table:style-name="ce1">
            <text:p>152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3T00:00:00" table:style-name="ce4">
            <text:p>2019-0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524" table:style-name="ce1">
            <text:p>152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526" table:style-name="ce1">
            <text:p>152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1527" table:style-name="ce1">
            <text:p>1527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528" table:style-name="ce1">
            <text:p>1528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529" table:style-name="ce1">
            <text:p>152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1530" table:style-name="ce1">
            <text:p>153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3T00:00:00" table:style-name="ce4">
            <text:p>2019-10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1531" table:style-name="ce1">
            <text:p>1531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3T00:00:00" table:style-name="ce4">
            <text:p>2019-1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3T00:00:00" table:style-name="ce4">
            <text:p>2019-1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533" table:style-name="ce1">
            <text:p>153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3T00:00:00" table:style-name="ce4">
            <text:p>2019-1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534" table:style-name="ce1">
            <text:p>153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3T00:00:00" table:style-name="ce4">
            <text:p>2019-1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535" table:style-name="ce1">
            <text:p>153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03T00:00:00" table:style-name="ce4">
            <text:p>2019-11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536" table:style-name="ce1">
            <text:p>153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537" table:style-name="ce1">
            <text:p>153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539" table:style-name="ce1">
            <text:p>153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540" table:style-name="ce1">
            <text:p>154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541" table:style-name="ce1">
            <text:p>154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542" table:style-name="ce1">
            <text:p>154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543" table:style-name="ce1">
            <text:p>1543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544" table:style-name="ce1">
            <text:p>154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1545" table:style-name="ce1">
            <text:p>154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546" table:style-name="ce1">
            <text:p>1546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3T00:00:00" table:style-name="ce4">
            <text:p>2019-1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548" table:style-name="ce1">
            <text:p>154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549" table:style-name="ce1">
            <text:p>154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550" table:style-name="ce1">
            <text:p>1550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552" table:style-name="ce1">
            <text:p>1552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4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3T00:00:00" table:style-name="ce4">
            <text:p>2019-02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554" table:style-name="ce1">
            <text:p>155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555" table:style-name="ce1">
            <text:p>155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1556" table:style-name="ce1">
            <text:p>1556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1557" table:style-name="ce1">
            <text:p>155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558" table:style-name="ce1">
            <text:p>155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560" table:style-name="ce1">
            <text:p>1560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3T00:00:00" table:style-name="ce4">
            <text:p>2019-03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561" table:style-name="ce1">
            <text:p>156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3T00:00:00" table:style-name="ce4">
            <text:p>2019-04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562" table:style-name="ce1">
            <text:p>156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3T00:00:00" table:style-name="ce4">
            <text:p>2019-04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1563" table:style-name="ce1">
            <text:p>156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3T00:00:00" table:style-name="ce4">
            <text:p>2019-04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1564" table:style-name="ce1">
            <text:p>156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3T00:00:00" table:style-name="ce4">
            <text:p>2019-04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7</text:p>
          </table:table-cell>
          <table:table-cell office:value-type="float" office:value="1565" table:style-name="ce1">
            <text:p>156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3T00:00:00" table:style-name="ce4">
            <text:p>2019-04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0</text:p>
          </table:table-cell>
          <table:table-cell office:value-type="float" office:value="1566" table:style-name="ce1">
            <text:p>156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3T00:00:00" table:style-name="ce4">
            <text:p>2019-05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567" table:style-name="ce1">
            <text:p>156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3T00:00:00" table:style-name="ce4">
            <text:p>2019-05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5</text:p>
          </table:table-cell>
          <table:table-cell office:value-type="float" office:value="1568" table:style-name="ce1">
            <text:p>1568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3T00:00:00" table:style-name="ce4">
            <text:p>2019-05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569" table:style-name="ce1">
            <text:p>1569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3T00:00:00" table:style-name="ce4">
            <text:p>2019-05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570" table:style-name="ce1">
            <text:p>1570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3T00:00:00" table:style-name="ce4">
            <text:p>2019-05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571" table:style-name="ce1">
            <text:p>157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3T00:00:00" table:style-name="ce4">
            <text:p>2019-06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572" table:style-name="ce1">
            <text:p>1572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573" table:style-name="ce1">
            <text:p>1573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575" table:style-name="ce1">
            <text:p>1575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1576" table:style-name="ce1">
            <text:p>1576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577" table:style-name="ce1">
            <text:p>157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578" table:style-name="ce1">
            <text:p>157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579" table:style-name="ce1">
            <text:p>157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3T00:00:00" table:style-name="ce4">
            <text:p>2019-07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580" table:style-name="ce1">
            <text:p>1580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3T00:00:00" table:style-name="ce4">
            <text:p>2019-08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1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3T00:00:00" table:style-name="ce4">
            <text:p>2019-08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1582" table:style-name="ce1">
            <text:p>158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3T00:00:00" table:style-name="ce4">
            <text:p>2019-09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1583" table:style-name="ce1">
            <text:p>158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3T00:00:00" table:style-name="ce4">
            <text:p>2019-09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584" table:style-name="ce1">
            <text:p>158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3T00:00:00" table:style-name="ce4">
            <text:p>2019-09-03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585" table:style-name="ce1">
            <text:p>158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4T00:00:00" table:style-name="ce4">
            <text:p>2019-0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586" table:style-name="ce1">
            <text:p>1586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4T00:00:00" table:style-name="ce4">
            <text:p>2019-0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587" table:style-name="ce1">
            <text:p>1587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4T00:00:00" table:style-name="ce4">
            <text:p>2019-0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4T00:00:00" table:style-name="ce4">
            <text:p>2019-0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589" table:style-name="ce1">
            <text:p>158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1590" table:style-name="ce1">
            <text:p>1590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4</text:p>
          </table:table-cell>
          <table:table-cell office:value-type="float" office:value="1591" table:style-name="ce1">
            <text:p>159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592" table:style-name="ce1">
            <text:p>1592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593" table:style-name="ce1">
            <text:p>159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594" table:style-name="ce1">
            <text:p>1594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596" table:style-name="ce1">
            <text:p>159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4T00:00:00" table:style-name="ce4">
            <text:p>2019-10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597" table:style-name="ce1">
            <text:p>159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598" table:style-name="ce1">
            <text:p>159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5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599" table:style-name="ce1">
            <text:p>159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0</text:p>
          </table:table-cell>
          <table:table-cell office:value-type="float" office:value="1600" table:style-name="ce1">
            <text:p>160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602" table:style-name="ce1">
            <text:p>160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603" table:style-name="ce1">
            <text:p>160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604" table:style-name="ce1">
            <text:p>160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605" table:style-name="ce1">
            <text:p>160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606" table:style-name="ce1">
            <text:p>160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4T00:00:00" table:style-name="ce4">
            <text:p>2019-11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607" table:style-name="ce1">
            <text:p>160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610" table:style-name="ce1">
            <text:p>161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611" table:style-name="ce1">
            <text:p>1611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612" table:style-name="ce1">
            <text:p>161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613" table:style-name="ce1">
            <text:p>161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4T00:00:00" table:style-name="ce4">
            <text:p>2019-1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615" table:style-name="ce1">
            <text:p>161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1616" table:style-name="ce1">
            <text:p>161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1617" table:style-name="ce1">
            <text:p>1617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618" table:style-name="ce1">
            <text:p>161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619" table:style-name="ce1">
            <text:p>161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1</text:p>
          </table:table-cell>
          <table:table-cell office:value-type="float" office:value="1620" table:style-name="ce1">
            <text:p>162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1621" table:style-name="ce1">
            <text:p>162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4T00:00:00" table:style-name="ce4">
            <text:p>2019-02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622" table:style-name="ce1">
            <text:p>162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4T00:00:00" table:style-name="ce4">
            <text:p>2019-03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1623" table:style-name="ce1">
            <text:p>162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4T00:00:00" table:style-name="ce4">
            <text:p>2019-03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4T00:00:00" table:style-name="ce4">
            <text:p>2019-03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625" table:style-name="ce1">
            <text:p>162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4T00:00:00" table:style-name="ce4">
            <text:p>2019-04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626" table:style-name="ce1">
            <text:p>162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4T00:00:00" table:style-name="ce4">
            <text:p>2019-04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1627" table:style-name="ce1">
            <text:p>1627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4T00:00:00" table:style-name="ce4">
            <text:p>2019-04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628" table:style-name="ce1">
            <text:p>162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4T00:00:00" table:style-name="ce4">
            <text:p>2019-04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629" table:style-name="ce1">
            <text:p>162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630" table:style-name="ce1">
            <text:p>1630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631" table:style-name="ce1">
            <text:p>163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632" table:style-name="ce1">
            <text:p>1632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633" table:style-name="ce1">
            <text:p>163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634" table:style-name="ce1">
            <text:p>163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4T00:00:00" table:style-name="ce4">
            <text:p>2019-05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635" table:style-name="ce1">
            <text:p>163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637" table:style-name="ce1">
            <text:p>163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638" table:style-name="ce1">
            <text:p>1638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639" table:style-name="ce1">
            <text:p>163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640" table:style-name="ce1">
            <text:p>164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4T00:00:00" table:style-name="ce4">
            <text:p>2019-06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641" table:style-name="ce1">
            <text:p>164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4T00:00:00" table:style-name="ce4">
            <text:p>2019-07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642" table:style-name="ce1">
            <text:p>164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4T00:00:00" table:style-name="ce4">
            <text:p>2019-07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643" table:style-name="ce1">
            <text:p>1643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04T00:00:00" table:style-name="ce4">
            <text:p>2019-07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644" table:style-name="ce1">
            <text:p>164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4T00:00:00" table:style-name="ce4">
            <text:p>2019-07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645" table:style-name="ce1">
            <text:p>164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4T00:00:00" table:style-name="ce4">
            <text:p>2019-07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646" table:style-name="ce1">
            <text:p>1646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647" table:style-name="ce1">
            <text:p>164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1648" table:style-name="ce1">
            <text:p>1648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649" table:style-name="ce1">
            <text:p>164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650" table:style-name="ce1">
            <text:p>1650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1651" table:style-name="ce1">
            <text:p>1651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6</text:p>
          </table:table-cell>
          <table:table-cell office:value-type="float" office:value="1652" table:style-name="ce1">
            <text:p>1652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653" table:style-name="ce1">
            <text:p>165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1654" table:style-name="ce1">
            <text:p>1654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656" table:style-name="ce1">
            <text:p>1656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4T00:00:00" table:style-name="ce4">
            <text:p>2019-08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658" table:style-name="ce1">
            <text:p>165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4T00:00:00" table:style-name="ce4">
            <text:p>2019-09-04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659" table:style-name="ce1">
            <text:p>1659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5T00:00:00" table:style-name="ce4">
            <text:p>2019-0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660" table:style-name="ce1">
            <text:p>166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5T00:00:00" table:style-name="ce4">
            <text:p>2019-0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661" table:style-name="ce1">
            <text:p>166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1662" table:style-name="ce1">
            <text:p>166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663" table:style-name="ce1">
            <text:p>1663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664" table:style-name="ce1">
            <text:p>1664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665" table:style-name="ce1">
            <text:p>1665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1</text:p>
          </table:table-cell>
          <table:table-cell office:value-type="float" office:value="1666" table:style-name="ce1">
            <text:p>166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667" table:style-name="ce1">
            <text:p>166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5</text:p>
          </table:table-cell>
          <table:table-cell office:value-type="float" office:value="1668" table:style-name="ce1">
            <text:p>166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0-05T00:00:00" table:style-name="ce4">
            <text:p>2019-10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4</text:p>
          </table:table-cell>
          <table:table-cell office:value-type="float" office:value="1669" table:style-name="ce1">
            <text:p>1669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11-05T00:00:00" table:style-name="ce4">
            <text:p>2019-1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1670" table:style-name="ce1">
            <text:p>1670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5T00:00:00" table:style-name="ce4">
            <text:p>2019-1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671" table:style-name="ce1">
            <text:p>167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5T00:00:00" table:style-name="ce4">
            <text:p>2019-1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1672" table:style-name="ce1">
            <text:p>1672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5T00:00:00" table:style-name="ce4">
            <text:p>2019-11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673" table:style-name="ce1">
            <text:p>1673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5T00:00:00" table:style-name="ce4">
            <text:p>2019-1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8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05T00:00:00" table:style-name="ce4">
            <text:p>2019-1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676" table:style-name="ce1">
            <text:p>1676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677" table:style-name="ce1">
            <text:p>167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9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679" table:style-name="ce1">
            <text:p>167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1680" table:style-name="ce1">
            <text:p>168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1681" table:style-name="ce1">
            <text:p>1681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9</text:p>
          </table:table-cell>
          <table:table-cell office:value-type="float" office:value="1682" table:style-name="ce1">
            <text:p>1682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1684" table:style-name="ce1">
            <text:p>168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685" table:style-name="ce1">
            <text:p>1685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686" table:style-name="ce1">
            <text:p>1686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687" table:style-name="ce1">
            <text:p>1687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2-05T00:00:00" table:style-name="ce4">
            <text:p>2019-02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9</text:p>
          </table:table-cell>
          <table:table-cell office:value-type="float" office:value="1688" table:style-name="ce1">
            <text:p>1688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689" table:style-name="ce1">
            <text:p>168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690" table:style-name="ce1">
            <text:p>169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691" table:style-name="ce1">
            <text:p>169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1692" table:style-name="ce1">
            <text:p>169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9</text:p>
          </table:table-cell>
          <table:table-cell office:value-type="float" office:value="1694" table:style-name="ce1">
            <text:p>169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695" table:style-name="ce1">
            <text:p>169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697" table:style-name="ce1">
            <text:p>1697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5T00:00:00" table:style-name="ce4">
            <text:p>2019-03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1698" table:style-name="ce1">
            <text:p>169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5T00:00:00" table:style-name="ce4">
            <text:p>2019-04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6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699" table:style-name="ce1">
            <text:p>169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5T00:00:00" table:style-name="ce4">
            <text:p>2019-04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1700" table:style-name="ce1">
            <text:p>170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5T00:00:00" table:style-name="ce4">
            <text:p>2019-04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701" table:style-name="ce1">
            <text:p>1701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5T00:00:00" table:style-name="ce4">
            <text:p>2019-04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5T00:00:00" table:style-name="ce4">
            <text:p>2019-04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703" table:style-name="ce1">
            <text:p>170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704" table:style-name="ce1">
            <text:p>170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705" table:style-name="ce1">
            <text:p>170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706" table:style-name="ce1">
            <text:p>1706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8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708" table:style-name="ce1">
            <text:p>170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5T00:00:00" table:style-name="ce4">
            <text:p>2019-05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710" table:style-name="ce1">
            <text:p>171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6</text:p>
          </table:table-cell>
          <table:table-cell office:value-type="float" office:value="1712" table:style-name="ce1">
            <text:p>171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4</text:p>
          </table:table-cell>
          <table:table-cell office:value-type="float" office:value="1713" table:style-name="ce1">
            <text:p>1713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714" table:style-name="ce1">
            <text:p>171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5T00:00:00" table:style-name="ce4">
            <text:p>2019-06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715" table:style-name="ce1">
            <text:p>1715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716" table:style-name="ce1">
            <text:p>1716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717" table:style-name="ce1">
            <text:p>171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2</text:p>
          </table:table-cell>
          <table:table-cell office:value-type="float" office:value="1718" table:style-name="ce1">
            <text:p>1718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1</text:p>
          </table:table-cell>
          <table:table-cell office:value-type="float" office:value="1719" table:style-name="ce1">
            <text:p>171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1720" table:style-name="ce1">
            <text:p>172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721" table:style-name="ce1">
            <text:p>172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722" table:style-name="ce1">
            <text:p>172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723" table:style-name="ce1">
            <text:p>172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5T00:00:00" table:style-name="ce4">
            <text:p>2019-07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725" table:style-name="ce1">
            <text:p>1725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726" table:style-name="ce1">
            <text:p>172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727" table:style-name="ce1">
            <text:p>1727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728" table:style-name="ce1">
            <text:p>1728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729" table:style-name="ce1">
            <text:p>172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730" table:style-name="ce1">
            <text:p>173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3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4</text:p>
          </table:table-cell>
          <table:table-cell office:value-type="float" office:value="0" table:style-name="ce1">
            <text:p>0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732" table:style-name="ce1">
            <text:p>173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733" table:style-name="ce1">
            <text:p>173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1734" table:style-name="ce1">
            <text:p>173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5T00:00:00" table:style-name="ce4">
            <text:p>2019-08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736" table:style-name="ce1">
            <text:p>1736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05T00:00:00" table:style-name="ce4">
            <text:p>2019-09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1737" table:style-name="ce1">
            <text:p>173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5T00:00:00" table:style-name="ce4">
            <text:p>2019-09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5T00:00:00" table:style-name="ce4">
            <text:p>2019-09-05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739" table:style-name="ce1">
            <text:p>173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6T00:00:00" table:style-name="ce4">
            <text:p>2019-10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1740" table:style-name="ce1">
            <text:p>174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6T00:00:00" table:style-name="ce4">
            <text:p>2019-10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741" table:style-name="ce1">
            <text:p>174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6T00:00:00" table:style-name="ce4">
            <text:p>2019-10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1742" table:style-name="ce1">
            <text:p>1742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6T00:00:00" table:style-name="ce4">
            <text:p>2019-10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5</text:p>
          </table:table-cell>
          <table:table-cell office:value-type="float" office:value="1743" table:style-name="ce1">
            <text:p>174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744" table:style-name="ce1">
            <text:p>174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745" table:style-name="ce1">
            <text:p>1745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747" table:style-name="ce1">
            <text:p>174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748" table:style-name="ce1">
            <text:p>174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749" table:style-name="ce1">
            <text:p>174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750" table:style-name="ce1">
            <text:p>1750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0</text:p>
          </table:table-cell>
          <table:table-cell office:value-type="float" office:value="1751" table:style-name="ce1">
            <text:p>175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752" table:style-name="ce1">
            <text:p>1752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6T00:00:00" table:style-name="ce4">
            <text:p>2019-11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753" table:style-name="ce1">
            <text:p>175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9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756" table:style-name="ce1">
            <text:p>1756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2</text:p>
          </table:table-cell>
          <table:table-cell office:value-type="float" office:value="1757" table:style-name="ce1">
            <text:p>1757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3</text:p>
          </table:table-cell>
          <table:table-cell office:value-type="float" office:value="1758" table:style-name="ce1">
            <text:p>175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6</text:p>
          </table:table-cell>
          <table:table-cell office:value-type="float" office:value="1759" table:style-name="ce1">
            <text:p>1759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760" table:style-name="ce1">
            <text:p>1760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5</text:p>
          </table:table-cell>
          <table:table-cell office:value-type="float" office:value="1761" table:style-name="ce1">
            <text:p>1761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763" table:style-name="ce1">
            <text:p>176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764" table:style-name="ce1">
            <text:p>1764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6T00:00:00" table:style-name="ce4">
            <text:p>2019-1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1765" table:style-name="ce1">
            <text:p>1765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6T00:00:00" table:style-name="ce4">
            <text:p>2019-0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766" table:style-name="ce1">
            <text:p>176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6T00:00:00" table:style-name="ce4">
            <text:p>2019-0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3</text:p>
          </table:table-cell>
          <table:table-cell office:value-type="float" office:value="1767" table:style-name="ce1">
            <text:p>176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6T00:00:00" table:style-name="ce4">
            <text:p>2019-0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3</text:p>
          </table:table-cell>
          <table:table-cell office:value-type="float" office:value="1768" table:style-name="ce1">
            <text:p>1768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6T00:00:00" table:style-name="ce4">
            <text:p>2019-0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769" table:style-name="ce1">
            <text:p>176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6T00:00:00" table:style-name="ce4">
            <text:p>2019-02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770" table:style-name="ce1">
            <text:p>177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4</text:p>
          </table:table-cell>
          <table:table-cell office:value-type="float" office:value="1771" table:style-name="ce1">
            <text:p>177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1</text:p>
          </table:table-cell>
          <table:table-cell office:value-type="float" office:value="1772" table:style-name="ce1">
            <text:p>177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774" table:style-name="ce1">
            <text:p>177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775" table:style-name="ce1">
            <text:p>177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3-06T00:00:00" table:style-name="ce4">
            <text:p>2019-03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6T00:00:00" table:style-name="ce4">
            <text:p>2019-05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1777" table:style-name="ce1">
            <text:p>1777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6T00:00:00" table:style-name="ce4">
            <text:p>2019-05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4</text:p>
          </table:table-cell>
          <table:table-cell office:value-type="float" office:value="1778" table:style-name="ce1">
            <text:p>177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6T00:00:00" table:style-name="ce4">
            <text:p>2019-06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779" table:style-name="ce1">
            <text:p>177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6-06T00:00:00" table:style-name="ce4">
            <text:p>2019-06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06T00:00:00" table:style-name="ce4">
            <text:p>2019-07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6T00:00:00" table:style-name="ce4">
            <text:p>2019-07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782" table:style-name="ce1">
            <text:p>1782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6T00:00:00" table:style-name="ce4">
            <text:p>2019-07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783" table:style-name="ce1">
            <text:p>1783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0</text:p>
          </table:table-cell>
          <table:table-cell office:value-type="float" office:value="1784" table:style-name="ce1">
            <text:p>1784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2</text:p>
          </table:table-cell>
          <table:table-cell office:value-type="float" office:value="1785" table:style-name="ce1">
            <text:p>178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787" table:style-name="ce1">
            <text:p>178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0</text:p>
          </table:table-cell>
          <table:table-cell office:value-type="float" office:value="1788" table:style-name="ce1">
            <text:p>178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1789" table:style-name="ce1">
            <text:p>1789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6T00:00:00" table:style-name="ce4">
            <text:p>2019-08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790" table:style-name="ce1">
            <text:p>179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791" table:style-name="ce1">
            <text:p>179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792" table:style-name="ce1">
            <text:p>179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9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5</text:p>
          </table:table-cell>
          <table:table-cell office:value-type="float" office:value="1795" table:style-name="ce1">
            <text:p>1795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6T00:00:00" table:style-name="ce4">
            <text:p>2019-09-06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1796" table:style-name="ce1">
            <text:p>179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7</text:p>
          </table:table-cell>
          <table:table-cell office:value-type="float" office:value="1797" table:style-name="ce1">
            <text:p>179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8</text:p>
          </table:table-cell>
          <table:table-cell office:value-type="float" office:value="1798" table:style-name="ce1">
            <text:p>1798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7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800" table:style-name="ce1">
            <text:p>180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1801" table:style-name="ce1">
            <text:p>180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1802" table:style-name="ce1">
            <text:p>1802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803" table:style-name="ce1">
            <text:p>1803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1804" table:style-name="ce1">
            <text:p>1804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805" table:style-name="ce1">
            <text:p>1805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1806" table:style-name="ce1">
            <text:p>180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807" table:style-name="ce1">
            <text:p>1807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7T00:00:00" table:style-name="ce4">
            <text:p>2019-0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808" table:style-name="ce1">
            <text:p>180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7T00:00:00" table:style-name="ce4">
            <text:p>2019-10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7T00:00:00" table:style-name="ce4">
            <text:p>2019-10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810" table:style-name="ce1">
            <text:p>1810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7T00:00:00" table:style-name="ce4">
            <text:p>2019-10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5</text:p>
          </table:table-cell>
          <table:table-cell office:value-type="float" office:value="1811" table:style-name="ce1">
            <text:p>181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7T00:00:00" table:style-name="ce4">
            <text:p>2019-10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1812" table:style-name="ce1">
            <text:p>1812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7T00:00:00" table:style-name="ce4">
            <text:p>2019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1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7T00:00:00" table:style-name="ce4">
            <text:p>2019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814" table:style-name="ce1">
            <text:p>1814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7T00:00:00" table:style-name="ce4">
            <text:p>2019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815" table:style-name="ce1">
            <text:p>181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07T00:00:00" table:style-name="ce4">
            <text:p>2019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816" table:style-name="ce1">
            <text:p>1816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7T00:00:00" table:style-name="ce4">
            <text:p>2019-11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1817" table:style-name="ce1">
            <text:p>181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0</text:p>
          </table:table-cell>
          <table:table-cell office:value-type="float" office:value="1818" table:style-name="ce1">
            <text:p>181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9</text:p>
          </table:table-cell>
          <table:table-cell office:value-type="float" office:value="1819" table:style-name="ce1">
            <text:p>181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6</text:p>
          </table:table-cell>
          <table:table-cell office:value-type="float" office:value="1821" table:style-name="ce1">
            <text:p>1821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822" table:style-name="ce1">
            <text:p>1822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1825" table:style-name="ce1">
            <text:p>182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826" table:style-name="ce1">
            <text:p>1826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827" table:style-name="ce1">
            <text:p>1827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7</text:p>
          </table:table-cell>
          <table:table-cell office:value-type="float" office:value="1829" table:style-name="ce1">
            <text:p>1829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6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7T00:00:00" table:style-name="ce4">
            <text:p>2019-1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831" table:style-name="ce1">
            <text:p>1831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7T00:00:00" table:style-name="ce4">
            <text:p>2019-0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1</text:p>
          </table:table-cell>
          <table:table-cell office:value-type="float" office:value="1832" table:style-name="ce1">
            <text:p>1832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7T00:00:00" table:style-name="ce4">
            <text:p>2019-02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833" table:style-name="ce1">
            <text:p>1833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5</text:p>
          </table:table-cell>
          <table:table-cell office:value-type="float" office:value="1834" table:style-name="ce1">
            <text:p>1834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835" table:style-name="ce1">
            <text:p>1835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7</text:p>
          </table:table-cell>
          <table:table-cell office:value-type="float" office:value="1836" table:style-name="ce1">
            <text:p>183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3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838" table:style-name="ce1">
            <text:p>183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1839" table:style-name="ce1">
            <text:p>1839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7T00:00:00" table:style-name="ce4">
            <text:p>2019-03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840" table:style-name="ce1">
            <text:p>184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841" table:style-name="ce1">
            <text:p>1841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7</text:p>
          </table:table-cell>
          <table:table-cell office:value-type="float" office:value="1843" table:style-name="ce1">
            <text:p>184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844" table:style-name="ce1">
            <text:p>1844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845" table:style-name="ce1">
            <text:p>1845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7</text:p>
          </table:table-cell>
          <table:table-cell office:value-type="float" office:value="1846" table:style-name="ce1">
            <text:p>184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847" table:style-name="ce1">
            <text:p>1847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7T00:00:00" table:style-name="ce4">
            <text:p>2019-04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1848" table:style-name="ce1">
            <text:p>184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5</text:p>
          </table:table-cell>
          <table:table-cell office:value-type="float" office:value="1849" table:style-name="ce1">
            <text:p>184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850" table:style-name="ce1">
            <text:p>1850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4</text:p>
          </table:table-cell>
          <table:table-cell office:value-type="float" office:value="1851" table:style-name="ce1">
            <text:p>1851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5</text:p>
          </table:table-cell>
          <table:table-cell office:value-type="float" office:value="1852" table:style-name="ce1">
            <text:p>185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853" table:style-name="ce1">
            <text:p>1853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5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7T00:00:00" table:style-name="ce4">
            <text:p>2019-05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855" table:style-name="ce1">
            <text:p>1855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856" table:style-name="ce1">
            <text:p>185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2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3</text:p>
          </table:table-cell>
          <table:table-cell office:value-type="float" office:value="1858" table:style-name="ce1">
            <text:p>1858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1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3</text:p>
          </table:table-cell>
          <table:table-cell office:value-type="float" office:value="1860" table:style-name="ce1">
            <text:p>186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7T00:00:00" table:style-name="ce4">
            <text:p>2019-06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1861" table:style-name="ce1">
            <text:p>186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7T00:00:00" table:style-name="ce4">
            <text:p>2019-07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862" table:style-name="ce1">
            <text:p>186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7T00:00:00" table:style-name="ce4">
            <text:p>2019-07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863" table:style-name="ce1">
            <text:p>186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7T00:00:00" table:style-name="ce4">
            <text:p>2019-07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864" table:style-name="ce1">
            <text:p>1864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7T00:00:00" table:style-name="ce4">
            <text:p>2019-07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1866" table:style-name="ce1">
            <text:p>186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2</text:p>
          </table:table-cell>
          <table:table-cell office:value-type="float" office:value="1868" table:style-name="ce1">
            <text:p>1868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6</text:p>
          </table:table-cell>
          <table:table-cell office:value-type="float" office:value="1869" table:style-name="ce1">
            <text:p>186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office:value-type="float" office:value="1870" table:style-name="ce1">
            <text:p>187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871" table:style-name="ce1">
            <text:p>187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1872" table:style-name="ce1">
            <text:p>187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office:value-type="float" office:value="1873" table:style-name="ce1">
            <text:p>1873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874" table:style-name="ce1">
            <text:p>1874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office:value-type="float" office:value="1875" table:style-name="ce1">
            <text:p>1875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876" table:style-name="ce1">
            <text:p>187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878" table:style-name="ce1">
            <text:p>1878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1879" table:style-name="ce1">
            <text:p>1879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office:value-type="float" office:value="1880" table:style-name="ce1">
            <text:p>1880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881" table:style-name="ce1">
            <text:p>188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7T00:00:00" table:style-name="ce4">
            <text:p>2019-09-0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office:value-type="float" office:value="1882" table:style-name="ce1">
            <text:p>1882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office:value-type="float" office:value="1883" table:style-name="ce1">
            <text:p>188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office:value-type="float" office:value="1884" table:style-name="ce1">
            <text:p>1884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1885" table:style-name="ce1">
            <text:p>1885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office:value-type="float" office:value="1886" table:style-name="ce1">
            <text:p>188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887" table:style-name="ce1">
            <text:p>1887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888" table:style-name="ce1">
            <text:p>188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1889" table:style-name="ce1">
            <text:p>188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office:value-type="float" office:value="1891" table:style-name="ce1">
            <text:p>1891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8T00:00:00" table:style-name="ce4">
            <text:p>2019-0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office:value-type="float" office:value="1892" table:style-name="ce1">
            <text:p>1892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8T00:00:00" table:style-name="ce4">
            <text:p>2019-10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office:value-type="float" office:value="1893" table:style-name="ce1">
            <text:p>1893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8T00:00:00" table:style-name="ce4">
            <text:p>2019-10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office:value-type="float" office:value="1894" table:style-name="ce1">
            <text:p>189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8T00:00:00" table:style-name="ce4">
            <text:p>2019-10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office:value-type="float" office:value="1896" table:style-name="ce1">
            <text:p>189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office:value-type="float" office:value="1897" table:style-name="ce1">
            <text:p>1897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898" table:style-name="ce1">
            <text:p>1898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8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office:value-type="float" office:value="1899" table:style-name="ce1">
            <text:p>1899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office:value-type="float" office:value="1901" table:style-name="ce1">
            <text:p>190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office:value-type="float" office:value="1904" table:style-name="ce1">
            <text:p>1904</text:p>
          </table:table-cell>
          <table:table-cell office:value-type="string" table:style-name="ce1">
            <text:p>mesa01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8T00:00:00" table:style-name="ce4">
            <text:p>2019-11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office:value-type="float" office:value="1905" table:style-name="ce1">
            <text:p>1905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8T00:00:00" table:style-name="ce4">
            <text:p>2019-1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8T00:00:00" table:style-name="ce4">
            <text:p>2019-1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office:value-type="float" office:value="1907" table:style-name="ce1">
            <text:p>1907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8T00:00:00" table:style-name="ce4">
            <text:p>2019-1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office:value-type="float" office:value="1908" table:style-name="ce1">
            <text:p>1908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2-08T00:00:00" table:style-name="ce4">
            <text:p>2019-1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8T00:00:00" table:style-name="ce4">
            <text:p>2019-0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8T00:00:00" table:style-name="ce4">
            <text:p>2019-0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8T00:00:00" table:style-name="ce4">
            <text:p>2019-02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8T00:00:00" table:style-name="ce4">
            <text:p>2019-03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913" table:style-name="ce1">
            <text:p>191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8T00:00:00" table:style-name="ce4">
            <text:p>2019-03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1914" table:style-name="ce1">
            <text:p>191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8T00:00:00" table:style-name="ce4">
            <text:p>2019-03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office:value-type="float" office:value="1915" table:style-name="ce1">
            <text:p>1915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8T00:00:00" table:style-name="ce4">
            <text:p>2019-03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3</text:p>
          </table:table-cell>
          <table:table-cell office:value-type="float" office:value="1916" table:style-name="ce1">
            <text:p>191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7</text:p>
          </table:table-cell>
          <table:table-cell office:value-type="float" office:value="1917" table:style-name="ce1">
            <text:p>1917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6</text:p>
          </table:table-cell>
          <table:table-cell office:value-type="float" office:value="1918" table:style-name="ce1">
            <text:p>1918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1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1920" table:style-name="ce1">
            <text:p>1920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921" table:style-name="ce1">
            <text:p>1921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8T00:00:00" table:style-name="ce4">
            <text:p>2019-04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0</text:p>
          </table:table-cell>
          <table:table-cell office:value-type="float" office:value="1923" table:style-name="ce1">
            <text:p>192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6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8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0</text:p>
          </table:table-cell>
          <table:table-cell office:value-type="float" office:value="1927" table:style-name="ce1">
            <text:p>192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9</text:p>
          </table:table-cell>
          <table:table-cell office:value-type="float" office:value="1928" table:style-name="ce1">
            <text:p>1928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2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2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5</text:p>
          </table:table-cell>
          <table:table-cell office:value-type="float" office:value="1930" table:style-name="ce1">
            <text:p>1930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9</text:p>
          </table:table-cell>
          <table:table-cell office:value-type="float" office:value="1931" table:style-name="ce1">
            <text:p>193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2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7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8T00:00:00" table:style-name="ce4">
            <text:p>2019-05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7</text:p>
          </table:table-cell>
          <table:table-cell office:value-type="float" office:value="1934" table:style-name="ce1">
            <text:p>1934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8T00:00:00" table:style-name="ce4">
            <text:p>2019-06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9</text:p>
          </table:table-cell>
          <table:table-cell office:value-type="float" office:value="1935" table:style-name="ce1">
            <text:p>1935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8T00:00:00" table:style-name="ce4">
            <text:p>2019-06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8</text:p>
          </table:table-cell>
          <table:table-cell office:value-type="float" office:value="1936" table:style-name="ce1">
            <text:p>1936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8T00:00:00" table:style-name="ce4">
            <text:p>2019-06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9</text:p>
          </table:table-cell>
          <table:table-cell office:value-type="float" office:value="1937" table:style-name="ce1">
            <text:p>193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8T00:00:00" table:style-name="ce4">
            <text:p>2019-06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5</text:p>
          </table:table-cell>
          <table:table-cell office:value-type="float" office:value="1938" table:style-name="ce1">
            <text:p>1938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8T00:00:00" table:style-name="ce4">
            <text:p>2019-07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3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939" table:style-name="ce1">
            <text:p>1939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8T00:00:00" table:style-name="ce4">
            <text:p>2019-08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1940" table:style-name="ce1">
            <text:p>1940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8T00:00:00" table:style-name="ce4">
            <text:p>2019-08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0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8T00:00:00" table:style-name="ce4">
            <text:p>2019-08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4</text:p>
          </table:table-cell>
          <table:table-cell office:value-type="float" office:value="1942" table:style-name="ce1">
            <text:p>1942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8T00:00:00" table:style-name="ce4">
            <text:p>2019-08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3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8T00:00:00" table:style-name="ce4">
            <text:p>2019-08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1944" table:style-name="ce1">
            <text:p>1944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08T00:00:00" table:style-name="ce4">
            <text:p>2019-09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2</text:p>
          </table:table-cell>
          <table:table-cell office:value-type="float" office:value="1945" table:style-name="ce1">
            <text:p>194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8T00:00:00" table:style-name="ce4">
            <text:p>2019-09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mesa01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8T00:00:00" table:style-name="ce4">
            <text:p>2019-09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947" table:style-name="ce1">
            <text:p>1947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8T00:00:00" table:style-name="ce4">
            <text:p>2019-09-08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office:value-type="float" office:value="1948" table:style-name="ce1">
            <text:p>1948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9T00:00:00" table:style-name="ce4">
            <text:p>2019-0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4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1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9T00:00:00" table:style-name="ce4">
            <text:p>2019-0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8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9T00:00:00" table:style-name="ce4">
            <text:p>2019-0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4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9T00:00:00" table:style-name="ce4">
            <text:p>2019-0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952" table:style-name="ce1">
            <text:p>1952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1-09T00:00:00" table:style-name="ce4">
            <text:p>2019-0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6</text:p>
          </table:table-cell>
          <table:table-cell office:value-type="float" office:value="1953" table:style-name="ce1">
            <text:p>1953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9</text:p>
          </table:table-cell>
          <table:table-cell office:value-type="float" office:value="1954" table:style-name="ce1">
            <text:p>1954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8</text:p>
          </table:table-cell>
          <table:table-cell office:value-type="float" office:value="1955" table:style-name="ce1">
            <text:p>1955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1</text:p>
          </table:table-cell>
          <table:table-cell office:value-type="float" office:value="1956" table:style-name="ce1">
            <text:p>195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8</text:p>
          </table:table-cell>
          <table:table-cell office:value-type="float" office:value="1957" table:style-name="ce1">
            <text:p>195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0</text:p>
          </table:table-cell>
          <table:table-cell office:value-type="float" office:value="1958" table:style-name="ce1">
            <text:p>1958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5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959" table:style-name="ce1">
            <text:p>1959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6</text:p>
          </table:table-cell>
          <table:table-cell office:value-type="float" office:value="1960" table:style-name="ce1">
            <text:p>1960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1961" table:style-name="ce1">
            <text:p>1961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0-09T00:00:00" table:style-name="ce4">
            <text:p>2019-10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9T00:00:00" table:style-name="ce4">
            <text:p>2019-1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1963" table:style-name="ce1">
            <text:p>1963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11-09T00:00:00" table:style-name="ce4">
            <text:p>2019-1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2</text:p>
          </table:table-cell>
          <table:table-cell office:value-type="float" office:value="1964" table:style-name="ce1">
            <text:p>1964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11-09T00:00:00" table:style-name="ce4">
            <text:p>2019-11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1965" table:style-name="ce1">
            <text:p>1965</text:p>
          </table:table-cell>
          <table:table-cell office:value-type="string" table:style-name="ce1">
            <text:p>mesa01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9T00:00:00" table:style-name="ce4">
            <text:p>2019-02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office:value-type="float" office:value="1966" table:style-name="ce1">
            <text:p>1966</text:p>
          </table:table-cell>
          <table:table-cell office:value-type="string" table:style-name="ce1">
            <text:p>mesa02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9T00:00:00" table:style-name="ce4">
            <text:p>2019-02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2-09T00:00:00" table:style-name="ce4">
            <text:p>2019-02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7</text:p>
          </table:table-cell>
          <table:table-cell office:value-type="float" office:value="1968" table:style-name="ce1">
            <text:p>1968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6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969" table:style-name="ce1">
            <text:p>196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office:value-type="float" office:value="1970" table:style-name="ce1">
            <text:p>1970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4</text:p>
          </table:table-cell>
          <table:table-cell office:value-type="float" office:value="1972" table:style-name="ce1">
            <text:p>1972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2</text:p>
          </table:table-cell>
          <table:table-cell office:value-type="float" office:value="1973" table:style-name="ce1">
            <text:p>1973</text:p>
          </table:table-cell>
          <table:table-cell office:value-type="string" table:style-name="ce1">
            <text:p>mesa01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3-09T00:00:00" table:style-name="ce4">
            <text:p>2019-03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6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975" table:style-name="ce1">
            <text:p>1975</text:p>
          </table:table-cell>
          <table:table-cell office:value-type="string" table:style-name="ce1">
            <text:p>mesa01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1976" table:style-name="ce1">
            <text:p>1976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office:value-type="float" office:value="1977" table:style-name="ce1">
            <text:p>1977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4</text:p>
          </table:table-cell>
          <table:table-cell office:value-type="float" office:value="1978" table:style-name="ce1">
            <text:p>1978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7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3</text:p>
          </table:table-cell>
          <table:table-cell office:value-type="float" office:value="1979" table:style-name="ce1">
            <text:p>1979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7</text:p>
          </table:table-cell>
          <table:table-cell office:value-type="float" office:value="1980" table:style-name="ce1">
            <text:p>1980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4</text:p>
          </table:table-cell>
          <table:table-cell office:value-type="float" office:value="1981" table:style-name="ce1">
            <text:p>1981</text:p>
          </table:table-cell>
          <table:table-cell office:value-type="string" table:style-name="ce1">
            <text:p>mesa02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4-09T00:00:00" table:style-name="ce4">
            <text:p>2019-04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0</text:p>
          </table:table-cell>
          <table:table-cell office:value-type="float" office:value="1983" table:style-name="ce1">
            <text:p>1983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9T00:00:00" table:style-name="ce4">
            <text:p>2019-05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1984" table:style-name="ce1">
            <text:p>198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4</text:p>
          </table:table-cell>
          <table:table-cell office:value-type="float" office:value="1" table:style-name="ce1">
            <text:p>1</text:p>
          </table:table-cell>
          <table:table-cell office:value-type="date" office:date-value="2019-05-09T00:00:00" table:style-name="ce4">
            <text:p>2019-05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4</text:p>
          </table:table-cell>
          <table:table-cell office:value-type="float" office:value="1985" table:style-name="ce1">
            <text:p>1985</text:p>
          </table:table-cell>
          <table:table-cell office:value-type="string" table:style-name="ce1">
            <text:p>mesa00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5-09T00:00:00" table:style-name="ce4">
            <text:p>2019-05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3</text:p>
          </table:table-cell>
          <table:table-cell office:value-type="float" office:value="1986" table:style-name="ce1">
            <text:p>1986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office:value-type="float" office:value="1987" table:style-name="ce1">
            <text:p>198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2</text:p>
          </table:table-cell>
          <table:table-cell office:value-type="float" office:value="1988" table:style-name="ce1">
            <text:p>1988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8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1989" table:style-name="ce1">
            <text:p>1989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4</text:p>
          </table:table-cell>
          <table:table-cell office:value-type="float" office:value="1990" table:style-name="ce1">
            <text:p>1990</text:p>
          </table:table-cell>
          <table:table-cell office:value-type="string" table:style-name="ce1">
            <text:p>mesa01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5</text:p>
          </table:table-cell>
          <table:table-cell office:value-type="float" office:value="1991" table:style-name="ce1">
            <text:p>1991</text:p>
          </table:table-cell>
          <table:table-cell office:value-type="string" table:style-name="ce1">
            <text:p>mesa02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84</text:p>
          </table:table-cell>
          <table:table-cell office:value-type="float" office:value="1992" table:style-name="ce1">
            <text:p>1992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office:value-type="float" office:value="1993" table:style-name="ce1">
            <text:p>1993</text:p>
          </table:table-cell>
          <table:table-cell office:value-type="string" table:style-name="ce1">
            <text:p>mesa02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6-09T00:00:00" table:style-name="ce4">
            <text:p>2019-06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2</text:p>
          </table:table-cell>
          <table:table-cell office:value-type="float" office:value="1994" table:style-name="ce1">
            <text:p>1994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6</text:p>
          </table:table-cell>
          <table:table-cell office:value-type="float" office:value="1995" table:style-name="ce1">
            <text:p>1995</text:p>
          </table:table-cell>
          <table:table-cell office:value-type="string" table:style-name="ce1">
            <text:p>mesa01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0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7</text:p>
          </table:table-cell>
          <table:table-cell office:value-type="float" office:value="1997" table:style-name="ce1">
            <text:p>1997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8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199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5</text:p>
          </table:table-cell>
          <table:table-cell office:value-type="float" office:value="1999" table:style-name="ce1">
            <text:p>1999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2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mesa02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7-09T00:00:00" table:style-name="ce4">
            <text:p>2019-07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6</text:p>
          </table:table-cell>
          <table:table-cell office:value-type="float" office:value="2001" table:style-name="ce1">
            <text:p>2001</text:p>
          </table:table-cell>
          <table:table-cell office:value-type="string" table:style-name="ce1">
            <text:p>mesa01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1</text:p>
          </table:table-cell>
          <table:table-cell office:value-type="float" office:value="2002" table:style-name="ce1">
            <text:p>2002</text:p>
          </table:table-cell>
          <table:table-cell office:value-type="string" table:style-name="ce1">
            <text:p>mesa010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2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7</text:p>
          </table:table-cell>
          <table:table-cell office:value-type="float" office:value="2004" table:style-name="ce1">
            <text:p>2004</text:p>
          </table:table-cell>
          <table:table-cell office:value-type="string" table:style-name="ce1">
            <text:p>mesa02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0</text:p>
          </table:table-cell>
          <table:table-cell office:value-type="float" office:value="2005" table:style-name="ce1">
            <text:p>2005</text:p>
          </table:table-cell>
          <table:table-cell office:value-type="string" table:style-name="ce1">
            <text:p>mesa003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office:value-type="float" office:value="2006" table:style-name="ce1">
            <text:p>2006</text:p>
          </table:table-cell>
          <table:table-cell office:value-type="string" table:style-name="ce1">
            <text:p>mesa00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7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8</text:p>
          </table:table-cell>
          <table:table-cell office:value-type="float" office:value="2007" table:style-name="ce1">
            <text:p>2007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8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6</text:p>
          </table:table-cell>
          <table:table-cell office:value-type="float" office:value="2008" table:style-name="ce1">
            <text:p>2008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8-09T00:00:00" table:style-name="ce4">
            <text:p>2019-08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09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3</text:p>
          </table:table-cell>
          <table:table-cell office:value-type="float" office:value="2009" table:style-name="ce1">
            <text:p>2009</text:p>
          </table:table-cell>
          <table:table-cell office:value-type="string" table:style-name="ce1">
            <text:p>mesa002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0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mesa009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1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mesa007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2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4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mesa008</text:p>
          </table:table-cell>
          <table:table-cell office:value-type="string" table:style-name="ce1">
            <text:p>estComand03</text:p>
          </table:table-cell>
          <table:table-cell office:value-type="float" office:value="0" table:style-name="ce1">
            <text:p>0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3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office:value-type="float" office:value="2013" table:style-name="ce1">
            <text:p>2013</text:p>
          </table:table-cell>
          <table:table-cell office:value-type="string" table:style-name="ce1">
            <text:p>mesa001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4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3</text:p>
          </table:table-cell>
          <table:table-cell office:value-type="float" office:value="2014" table:style-name="ce1">
            <text:p>2014</text:p>
          </table:table-cell>
          <table:table-cell office:value-type="string" table:style-name="ce1">
            <text:p>mesa005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5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mesa016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6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9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mesa024</text:p>
          </table:table-cell>
          <table:table-cell office:value-type="string" table:style-name="ce1">
            <text:p>estComand03</text:p>
          </table:table-cell>
          <table:table-cell office:value-type="float" office:value="1" table:style-name="ce1">
            <text:p>1</text:p>
          </table:table-cell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7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15</text:p>
          </table:table-cell>
          <table:table-cell table:style-name="ce1"/>
          <table:table-cell office:value-type="string" table:style-name="ce1">
            <text:p>mesa02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6</text:p>
          </table:table-cell>
          <table:table-cell table:style-name="ce1"/>
          <table:table-cell office:value-type="string" table:style-name="ce1">
            <text:p>mesa01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1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1</text:p>
          </table:table-cell>
          <table:table-cell table:style-name="ce1"/>
          <table:table-cell office:value-type="string" table:style-name="ce1">
            <text:p>mesa002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3</text:p>
          </table:table-cell>
          <table:table-cell table:style-name="ce1"/>
          <table:table-cell office:value-type="string" table:style-name="ce1">
            <text:p>mesa00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table:style-name="ce1"/>
          <table:table-cell office:value-type="string" table:style-name="ce1">
            <text:p>mesa007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1</text:p>
          </table:table-cell>
          <table:table-cell table:style-name="ce1"/>
          <table:table-cell office:value-type="string" table:style-name="ce1">
            <text:p>mesa02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3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7</text:p>
          </table:table-cell>
          <table:table-cell table:style-name="ce1"/>
          <table:table-cell office:value-type="string" table:style-name="ce1">
            <text:p>mesa009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table:style-name="ce1"/>
          <table:table-cell office:value-type="string" table:style-name="ce1">
            <text:p>mesa012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5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1</text:p>
          </table:table-cell>
          <table:table-cell table:style-name="ce1"/>
          <table:table-cell office:value-type="string" table:style-name="ce1">
            <text:p>mesa006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47</text:p>
          </table:table-cell>
          <table:table-cell table:style-name="ce1"/>
          <table:table-cell office:value-type="string" table:style-name="ce1">
            <text:p>mesa006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7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9</text:p>
          </table:table-cell>
          <table:table-cell table:style-name="ce1"/>
          <table:table-cell office:value-type="string" table:style-name="ce1">
            <text:p>mesa001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01</text:p>
          </table:table-cell>
          <table:table-cell table:style-name="ce1"/>
          <table:table-cell office:value-type="string" table:style-name="ce1">
            <text:p>mesa013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2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8</text:p>
          </table:table-cell>
          <table:table-cell table:style-name="ce1"/>
          <table:table-cell office:value-type="string" table:style-name="ce1">
            <text:p>mesa006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6</text:p>
          </table:table-cell>
          <table:table-cell table:style-name="ce1"/>
          <table:table-cell office:value-type="string" table:style-name="ce1">
            <text:p>mesa00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5</text:p>
          </table:table-cell>
          <table:table-cell table:style-name="ce1"/>
          <table:table-cell office:value-type="string" table:style-name="ce1">
            <text:p>mesa02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table:style-name="ce1"/>
          <table:table-cell office:value-type="string" table:style-name="ce1">
            <text:p>mesa01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3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74</text:p>
          </table:table-cell>
          <table:table-cell table:style-name="ce1"/>
          <table:table-cell office:value-type="string" table:style-name="ce1">
            <text:p>mesa011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62</text:p>
          </table:table-cell>
          <table:table-cell table:style-name="ce1"/>
          <table:table-cell office:value-type="string" table:style-name="ce1">
            <text:p>mesa023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5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53</text:p>
          </table:table-cell>
          <table:table-cell table:style-name="ce1"/>
          <table:table-cell office:value-type="string" table:style-name="ce1">
            <text:p>mesa011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8</text:p>
          </table:table-cell>
          <table:table-cell table:style-name="ce1"/>
          <table:table-cell office:value-type="string" table:style-name="ce1">
            <text:p>mesa010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7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table:style-name="ce1"/>
          <table:table-cell office:value-type="string" table:style-name="ce1">
            <text:p>mesa008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5</text:p>
          </table:table-cell>
          <table:table-cell table:style-name="ce1"/>
          <table:table-cell office:value-type="string" table:style-name="ce1">
            <text:p>mesa007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3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0</text:p>
          </table:table-cell>
          <table:table-cell table:style-name="ce1"/>
          <table:table-cell office:value-type="string" table:style-name="ce1">
            <text:p>mesa007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59</text:p>
          </table:table-cell>
          <table:table-cell table:style-name="ce1"/>
          <table:table-cell office:value-type="string" table:style-name="ce1">
            <text:p>mesa001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7</text:p>
          </table:table-cell>
          <table:table-cell table:style-name="ce1"/>
          <table:table-cell office:value-type="string" table:style-name="ce1">
            <text:p>mesa003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table:style-name="ce1"/>
          <table:table-cell office:value-type="string" table:style-name="ce1">
            <text:p>mesa023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3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04</text:p>
          </table:table-cell>
          <table:table-cell table:style-name="ce1"/>
          <table:table-cell office:value-type="string" table:style-name="ce1">
            <text:p>mesa010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3</text:p>
          </table:table-cell>
          <table:table-cell table:style-name="ce1"/>
          <table:table-cell office:value-type="string" table:style-name="ce1">
            <text:p>mesa019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5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8</text:p>
          </table:table-cell>
          <table:table-cell table:style-name="ce1"/>
          <table:table-cell office:value-type="string" table:style-name="ce1">
            <text:p>mesa012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3</text:p>
          </table:table-cell>
          <table:table-cell table:style-name="ce1"/>
          <table:table-cell office:value-type="string" table:style-name="ce1">
            <text:p>mesa012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7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table:style-name="ce1"/>
          <table:table-cell office:value-type="string" table:style-name="ce1">
            <text:p>mesa017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28</text:p>
          </table:table-cell>
          <table:table-cell table:style-name="ce1"/>
          <table:table-cell office:value-type="string" table:style-name="ce1">
            <text:p>mesa01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4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22</text:p>
          </table:table-cell>
          <table:table-cell table:style-name="ce1"/>
          <table:table-cell office:value-type="string" table:style-name="ce1">
            <text:p>mesa01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0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30</text:p>
          </table:table-cell>
          <table:table-cell table:style-name="ce1"/>
          <table:table-cell office:value-type="string" table:style-name="ce1">
            <text:p>mesa02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1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31</text:p>
          </table:table-cell>
          <table:table-cell table:style-name="ce1"/>
          <table:table-cell office:value-type="string" table:style-name="ce1">
            <text:p>mesa01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2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79</text:p>
          </table:table-cell>
          <table:table-cell table:style-name="ce1"/>
          <table:table-cell office:value-type="string" table:style-name="ce1">
            <text:p>mesa022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3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6</text:p>
          </table:table-cell>
          <table:table-cell table:style-name="ce1"/>
          <table:table-cell office:value-type="string" table:style-name="ce1">
            <text:p>mesa00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4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80</text:p>
          </table:table-cell>
          <table:table-cell table:style-name="ce1"/>
          <table:table-cell office:value-type="string" table:style-name="ce1">
            <text:p>mesa014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5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1</text:p>
          </table:table-cell>
          <table:table-cell table:style-name="ce1"/>
          <table:table-cell office:value-type="string" table:style-name="ce1">
            <text:p>mesa026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6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5</text:p>
          </table:table-cell>
          <table:table-cell table:style-name="ce1"/>
          <table:table-cell office:value-type="string" table:style-name="ce1">
            <text:p>mesa009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7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67</text:p>
          </table:table-cell>
          <table:table-cell table:style-name="ce1"/>
          <table:table-cell office:value-type="string" table:style-name="ce1">
            <text:p>mesa001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8</text:p>
          </table:table-cell>
          <table:table-cell office:value-type="string" table:style-name="ce1">
            <text:p>emp00049</text:p>
          </table:table-cell>
          <table:table-cell office:value-type="string" table:style-name="ce1">
            <text:p>cliente00011</text:p>
          </table:table-cell>
          <table:table-cell table:style-name="ce1"/>
          <table:table-cell office:value-type="string" table:style-name="ce1">
            <text:p>mesa025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om0002059</text:p>
          </table:table-cell>
          <table:table-cell office:value-type="string" table:style-name="ce1">
            <text:p>emp00001</text:p>
          </table:table-cell>
          <table:table-cell office:value-type="string" table:style-name="ce1">
            <text:p>cliente00042</text:p>
          </table:table-cell>
          <table:table-cell table:style-name="ce1"/>
          <table:table-cell office:value-type="string" table:style-name="ce1">
            <text:p>mesa010</text:p>
          </table:table-cell>
          <table:table-cell office:value-type="string" table:style-name="ce1">
            <text:p>estComand01</text:p>
          </table:table-cell>
          <table:table-cell table:style-name="ce1"/>
          <table:table-cell office:value-type="date" office:date-value="2019-09-09T00:00:00" table:style-name="ce4">
            <text:p>2019-09-09</text:p>
          </table:table-cell>
          <table:table-cell table:number-columns-repeated="16376"/>
        </table:table-row>
        <table:table-row table:number-rows-repeated="1046516" table:style-name="ro2">
          <table:table-cell table:number-columns-repeated="16384"/>
        </table:table-row>
      </table:table>
      <table:database-ranges>
        <table:database-range table:target-range-address="comandas.H2:comandas.H2060" table:name="__Anonymous_Sheet_DB__0" table:contains-header="false">
          <table:sort>
            <table:sort-by table:field-number="0"/>
          </table:sort>
        </table:database-range>
        <table:database-range table:target-range-address="comandas.F1:comandas.F20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danieldebrito@outlook.com</dc:creator>
    <meta:creation-date>2019-07-23T19:14:41Z</meta:creation-date>
    <dc:date>2019-08-04T15:13:25Z</dc:date>
    <meta:editing-cycles>10</meta:editing-cycles>
    <meta:editing-duration>PT4155S</meta:editing-duration>
  </office:meta>
</office:document-meta>
</file>